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6E0B4"/>
    </style:style>
    <style:style style:name="ce7" style:family="table-cell" style:parent-style-name="Default" style:data-style-name="N0">
      <style:table-cell-properties style:vertical-align="automatic" fo:background-color="#C6E0B4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0">
      <style:table-cell-properties style:vertical-align="automatic" fo:background-color="#D9E1F2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fo:background-color="#FFCCC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DDEBF7"/>
    </style:style>
    <style:style style:name="ce18" style:family="table-cell" style:parent-style-name="Default" style:data-style-name="N0">
      <style:table-cell-properties fo:border="2pt solid #000000" style:vertical-align="automatic" fo:background-color="#FFCCC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4.14866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4765cm" style:use-optimal-column-width="true"/>
    </style:style>
    <style:style style:name="co7" style:family="table-column">
      <style:table-column-properties fo:break-before="auto" style:column-width="2.64583333333333cm" style:use-optimal-column-width="true"/>
    </style:style>
    <style:style style:name="co8" style:family="table-column">
      <style:table-column-properties fo:break-before="auto" style:column-width="2.45533333333333cm" style:use-optimal-column-width="true"/>
    </style:style>
    <style:style style:name="co9" style:family="table-column">
      <style:table-column-properties fo:break-before="auto" style:column-width="2.26483333333333cm" style:use-optimal-column-width="true"/>
    </style:style>
    <style:style style:name="co10" style:family="table-column">
      <style:table-column-properties fo:break-before="auto" style:column-width="2.24366666666667cm" style:use-optimal-column-width="true"/>
    </style:style>
    <style:style style:name="co11" style:family="table-column">
      <style:table-column-properties fo:break-before="auto" style:column-width="2.30716666666667cm" style:use-optimal-column-width="true"/>
    </style:style>
    <style:style style:name="co12" style:family="table-column">
      <style:table-column-properties fo:break-before="auto" style:column-width="3.19616666666667cm" style:use-optimal-column-width="true"/>
    </style:style>
    <style:style style:name="co13" style:family="table-column">
      <style:table-column-properties fo:break-before="auto" style:column-width="4.0005cm" style:use-optimal-column-width="true"/>
    </style:style>
    <style:style style:name="co14" style:family="table-column">
      <style:table-column-properties fo:break-before="auto" style:column-width="2.87866666666667cm" style:use-optimal-column-width="true"/>
    </style:style>
    <style:style style:name="co15" style:family="table-column">
      <style:table-column-properties fo:break-before="auto" style:column-width="3.72533333333333cm" style:use-optimal-column-width="true"/>
    </style:style>
    <style:style style:name="co16" style:family="table-column">
      <style:table-column-properties fo:break-before="auto" style:column-width="3.83116666666667cm" style:use-optimal-column-width="true"/>
    </style:style>
    <style:style style:name="co17" style:family="table-column">
      <style:table-column-properties fo:break-before="auto" style:column-width="4.86833333333333cm" style:use-optimal-column-width="true"/>
    </style:style>
    <style:style style:name="co18" style:family="table-column">
      <style:table-column-properties fo:break-before="auto" style:column-width="1.629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draw:fill="none" draw:stroke="none"/>
    </style:style>
    <style:style style:family="graphic" style:name="a26" style:parent-style-name="Graphics">
      <style:graphic-properties draw:fill="none" draw:stroke="none"/>
    </style:style>
    <style:style style:family="graphic" style:name="a27" style:parent-style-name="Graphics">
      <style:graphic-properties draw:fill="none" draw:stroke="none"/>
    </style:style>
    <style:style style:family="graphic" style:name="a28" style:parent-style-name="Graphics">
      <style:graphic-properties draw:fill="none" draw:stroke="none"/>
    </style:style>
    <style:style style:family="graphic" style:name="a29" style:parent-style-name="Graphics">
      <style:graphic-properties draw:fill="none" draw:stroke="non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bjective1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1" table:default-cell-style-name="ce1"/>
        <table:table-column table:style-name="co4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Obesity / Weight Status</text:p>
          </table:table-cell>
          <table:table-cell table:number-columns-repeated="11" table:style-name="ce1"/>
          <table:table-cell office:value-type="string" table:style-name="ce1">
            <text:p>Class</text:p>
          </table:table-cell>
          <table:table-cell office:value-type="string" table:style-name="ce1">
            <text:p>Physical Activity</text:p>
          </table:table-cell>
          <table:table-cell table:number-columns-repeated="16369" table:style-name="ce1"/>
        </table:table-row>
        <table:table-row table:style-name="ro1">
          <table:table-cell table:number-columns-repeated="5" table:style-name="ce1"/>
          <table:table-cell office:value-type="string" table:number-columns-spanned="4" table:number-rows-spanned="1" table:style-name="ce5">
            <text:p>Obesity Trend (2011–2020)</text:p>
          </table:table-cell>
          <table:covered-table-cell table:number-columns-repeated="3"/>
          <table:table-cell table:number-columns-repeated="8" table:style-name="ce1"/>
          <table:table-cell office:value-type="string" table:number-columns-spanned="5" table:number-rows-spanned="1" table:style-name="ce5">
            <text:p>Physical Activity trend over time</text:p>
          </table:table-cell>
          <table:covered-table-cell table:number-columns-repeated="4"/>
          <table:table-cell table:number-columns-repeated="16362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Average of Data_Value</text:p>
          </table:table-cell>
          <table:table-cell table:number-columns-repeated="11" table:style-name="ce1"/>
          <table:table-cell office:value-type="string" table:style-name="ce1">
            <text:p>Row Labels</text:p>
          </table:table-cell>
          <table:table-cell office:value-type="string" table:style-name="ce1">
            <text:p>Average of Data_Value</text:p>
          </table:table-cell>
          <table:table-cell table:style-name="ce1">
            <draw:frame draw:z-index="2" draw:id="id1" draw:style-name="a1" draw:name="Chart 2" svg:x="0.65833in" svg:y="0.1875in" svg:width="5in" svg:height="2.96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float" office:value="31.341436464088375" table:style-name="ce1">
            <text:p>31.34143646</text:p>
          </table:table-cell>
          <table:table-cell table:style-name="ce1"/>
          <table:table-cell table:style-name="ce1">
            <draw:frame draw:z-index="1" draw:id="id0" draw:style-name="a0" draw:name="Chart 1" svg:x="0.01667in" svg:y="0.02917in" svg:width="5in" svg:height="2.9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2011" table:style-name="ce2">
            <text:p>2011</text:p>
          </table:table-cell>
          <table:table-cell office:value-type="float" office:value="32.474475138121569" table:style-name="ce1">
            <text:p>32.47447514</text:p>
          </table:table-cell>
          <table:table-cell table:number-columns-repeated="16369" table:style-name="ce1"/>
        </table:table-row>
        <table:table-row table:style-name="ro1">
          <table:table-cell office:value-type="float" office:value="2011" table:style-name="ce3">
            <text:p>2011</text:p>
          </table:table-cell>
          <table:table-cell office:value-type="float" office:value="31.341436464088375" table:style-name="ce1">
            <text:p>31.34143646</text:p>
          </table:table-cell>
          <table:table-cell table:number-columns-repeated="11" table:style-name="ce1"/>
          <table:table-cell office:value-type="float" office:value="2012" table:style-name="ce2">
            <text:p>2012</text:p>
          </table:table-cell>
          <table:table-cell office:value-type="float" office:value="22.486559139784951" table:style-name="ce1">
            <text:p>22.48655914</text:p>
          </table:table-cell>
          <table:table-cell table:number-columns-repeated="16369" table:style-name="ce1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float" office:value="31.262702702702668" table:style-name="ce1">
            <text:p>31.2627027</text:p>
          </table:table-cell>
          <table:table-cell table:number-columns-repeated="11" table:style-name="ce1"/>
          <table:table-cell office:value-type="float" office:value="2013" table:style-name="ce2">
            <text:p>2013</text:p>
          </table:table-cell>
          <table:table-cell office:value-type="float" office:value="32.405598243688267" table:style-name="ce1">
            <text:p>32.40559824</text:p>
          </table:table-cell>
          <table:table-cell table:number-columns-repeated="16369" table:style-name="ce1"/>
        </table:table-row>
        <table:table-row table:style-name="ro1">
          <table:table-cell office:value-type="float" office:value="2012" table:style-name="ce3">
            <text:p>2012</text:p>
          </table:table-cell>
          <table:table-cell office:value-type="float" office:value="31.262702702702668" table:style-name="ce1">
            <text:p>31.2627027</text:p>
          </table:table-cell>
          <table:table-cell table:number-columns-repeated="11" table:style-name="ce1"/>
          <table:table-cell office:value-type="float" office:value="2014" table:style-name="ce2">
            <text:p>2014</text:p>
          </table:table-cell>
          <table:table-cell office:value-type="float" office:value="23.604371584699461" table:style-name="ce1">
            <text:p>23.60437158</text:p>
          </table:table-cell>
          <table:table-cell table:number-columns-repeated="16369" table:style-name="ce1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float" office:value="31.456830601092896" table:style-name="ce1">
            <text:p>31.4568306</text:p>
          </table:table-cell>
          <table:table-cell table:number-columns-repeated="11" table:style-name="ce1"/>
          <table:table-cell office:value-type="float" office:value="2015" table:style-name="ce2">
            <text:p>2015</text:p>
          </table:table-cell>
          <table:table-cell office:value-type="float" office:value="32.696112311015078" table:style-name="ce1">
            <text:p>32.69611231</text:p>
          </table:table-cell>
          <table:table-cell table:number-columns-repeated="16369" table:style-name="ce1"/>
        </table:table-row>
        <table:table-row table:style-name="ro1">
          <table:table-cell office:value-type="float" office:value="2013" table:style-name="ce3">
            <text:p>2013</text:p>
          </table:table-cell>
          <table:table-cell office:value-type="float" office:value="31.456830601092896" table:style-name="ce1">
            <text:p>31.4568306</text:p>
          </table:table-cell>
          <table:table-cell table:number-columns-repeated="11" table:style-name="ce1"/>
          <table:table-cell office:value-type="float" office:value="2016" table:style-name="ce2">
            <text:p>2016</text:p>
          </table:table-cell>
          <table:table-cell office:value-type="float" office:value="23.253551912568298" table:style-name="ce1">
            <text:p>23.25355191</text:p>
          </table:table-cell>
          <table:table-cell table:number-columns-repeated="16369" table:style-name="ce1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float" office:value="31.413114754098363" table:style-name="ce1">
            <text:p>31.41311475</text:p>
          </table:table-cell>
          <table:table-cell table:number-columns-repeated="11" table:style-name="ce1"/>
          <table:table-cell office:value-type="float" office:value="2017" table:style-name="ce2">
            <text:p>2017</text:p>
          </table:table-cell>
          <table:table-cell office:value-type="float" office:value="32.441868131868119" table:style-name="ce1">
            <text:p>32.44186813</text:p>
          </table:table-cell>
          <table:table-cell table:number-columns-repeated="16369" table:style-name="ce1"/>
        </table:table-row>
        <table:table-row table:style-name="ro1">
          <table:table-cell office:value-type="float" office:value="2014" table:style-name="ce3">
            <text:p>2014</text:p>
          </table:table-cell>
          <table:table-cell office:value-type="float" office:value="31.413114754098363" table:style-name="ce1">
            <text:p>31.41311475</text:p>
          </table:table-cell>
          <table:table-cell table:number-columns-repeated="11" table:style-name="ce1"/>
          <table:table-cell office:value-type="float" office:value="2018" table:style-name="ce2">
            <text:p>2018</text:p>
          </table:table-cell>
          <table:table-cell office:value-type="float" office:value="23.450802139037421" table:style-name="ce1">
            <text:p>23.45080214</text:p>
          </table:table-cell>
          <table:table-cell table:number-columns-repeated="16369" table:style-name="ce1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float" office:value="31.617741935483853" table:style-name="ce1">
            <text:p>31.61774194</text:p>
          </table:table-cell>
          <table:table-cell table:number-columns-repeated="11" table:style-name="ce1"/>
          <table:table-cell office:value-type="float" office:value="2019" table:style-name="ce2">
            <text:p>2019</text:p>
          </table:table-cell>
          <table:table-cell office:value-type="float" office:value="33.96065217391304" table:style-name="ce1">
            <text:p>33.96065217</text:p>
          </table:table-cell>
          <table:table-cell table:number-columns-repeated="16369" table:style-name="ce1"/>
        </table:table-row>
        <table:table-row table:style-name="ro1">
          <table:table-cell office:value-type="float" office:value="2015" table:style-name="ce3">
            <text:p>2015</text:p>
          </table:table-cell>
          <table:table-cell office:value-type="float" office:value="31.617741935483853" table:style-name="ce1">
            <text:p>31.61774194</text:p>
          </table:table-cell>
          <table:table-cell table:number-columns-repeated="11" table:style-name="ce1"/>
          <table:table-cell office:value-type="float" office:value="2020" table:style-name="ce2">
            <text:p>2020</text:p>
          </table:table-cell>
          <table:table-cell office:value-type="float" office:value="23.691847826086967" table:style-name="ce1">
            <text:p>23.69184783</text:p>
          </table:table-cell>
          <table:table-cell table:number-columns-repeated="16369" table:style-name="ce1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float" office:value="31.78934426229506" table:style-name="ce1">
            <text:p>31.78934426</text:p>
          </table:table-cell>
          <table:table-cell table:number-columns-repeated="11" table:style-name="ce1"/>
          <table:table-cell office:value-type="float" office:value="2021" table:style-name="ce2">
            <text:p>2021</text:p>
          </table:table-cell>
          <table:table-cell office:value-type="float" office:value="24.132620320855612" table:style-name="ce1">
            <text:p>24.13262032</text:p>
          </table:table-cell>
          <table:table-cell table:number-columns-repeated="16369" table:style-name="ce1"/>
        </table:table-row>
        <table:table-row table:style-name="ro1">
          <table:table-cell office:value-type="float" office:value="2016" table:style-name="ce3">
            <text:p>2016</text:p>
          </table:table-cell>
          <table:table-cell office:value-type="float" office:value="31.78934426229506" table:style-name="ce1">
            <text:p>31.78934426</text:p>
          </table:table-cell>
          <table:table-cell table:number-columns-repeated="11" table:style-name="ce1"/>
          <table:table-cell office:value-type="float" office:value="2022" table:style-name="ce2">
            <text:p>2022</text:p>
          </table:table-cell>
          <table:table-cell office:value-type="float" office:value="23.717391304347824" table:style-name="ce1">
            <text:p>23.7173913</text:p>
          </table:table-cell>
          <table:table-cell table:number-columns-repeated="16369" table:style-name="ce1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float" office:value="31.973351648351652" table:style-name="ce1">
            <text:p>31.97335165</text:p>
          </table:table-cell>
          <table:table-cell table:number-columns-repeated="11" table:style-name="ce1"/>
          <table:table-cell office:value-type="float" office:value="2023" table:style-name="ce2">
            <text:p>2023</text:p>
          </table:table-cell>
          <table:table-cell office:value-type="float" office:value="39.293569131832747" table:style-name="ce1">
            <text:p>39.29356913</text:p>
          </table:table-cell>
          <table:table-cell table:number-columns-repeated="16369" table:style-name="ce1"/>
        </table:table-row>
        <table:table-row table:style-name="ro1">
          <table:table-cell office:value-type="float" office:value="2017" table:style-name="ce3">
            <text:p>2017</text:p>
          </table:table-cell>
          <table:table-cell office:value-type="float" office:value="31.973351648351652" table:style-name="ce1">
            <text:p>31.97335165</text:p>
          </table:table-cell>
          <table:table-cell table:number-columns-repeated="11" table:style-name="ce1"/>
          <table:table-cell office:value-type="string" table:style-name="ce2">
            <text:p>Grand Total</text:p>
          </table:table-cell>
          <table:table-cell office:value-type="float" office:value="31.915458155611212" table:style-name="ce1">
            <text:p>31.91545816</text:p>
          </table:table-cell>
          <table:table-cell table:number-columns-repeated="1636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float" office:value="32.056149732620348" table:style-name="ce1">
            <text:p>32.05614973</text:p>
          </table:table-cell>
          <table:table-cell table:number-columns-repeated="16382" table:style-name="ce1"/>
        </table:table-row>
        <table:table-row table:style-name="ro1">
          <table:table-cell office:value-type="float" office:value="2018" table:style-name="ce3">
            <text:p>2018</text:p>
          </table:table-cell>
          <table:table-cell office:value-type="float" office:value="32.056149732620348" table:style-name="ce1">
            <text:p>32.05614973</text:p>
          </table:table-cell>
          <table:table-cell table:number-columns-repeated="16382" table:style-name="ce1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float" office:value="32.65625" table:style-name="ce1">
            <text:p>32.65625</text:p>
          </table:table-cell>
          <table:table-cell table:number-columns-repeated="16382" table:style-name="ce1"/>
        </table:table-row>
        <table:table-row table:style-name="ro1">
          <table:table-cell office:value-type="float" office:value="2019" table:style-name="ce3">
            <text:p>2019</text:p>
          </table:table-cell>
          <table:table-cell office:value-type="float" office:value="32.65625" table:style-name="ce1">
            <text:p>32.65625</text:p>
          </table:table-cell>
          <table:table-cell table:number-columns-repeated="16382" table:style-name="ce1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float" office:value="32.877900552486189" table:style-name="ce1">
            <text:p>32.87790055</text:p>
          </table:table-cell>
          <table:table-cell table:number-columns-repeated="16382" table:style-name="ce1"/>
        </table:table-row>
        <table:table-row table:style-name="ro1">
          <table:table-cell office:value-type="float" office:value="2020" table:style-name="ce3">
            <text:p>2020</text:p>
          </table:table-cell>
          <table:table-cell office:value-type="float" office:value="32.877900552486189" table:style-name="ce1">
            <text:p>32.877900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and Total</text:p>
          </table:table-cell>
          <table:table-cell office:value-type="float" office:value="31.843732970027226" table:style-name="ce1">
            <text:p>31.84373297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Objective_2" table:style-name="ta1">
        <table:table-column table:style-name="co4" table:default-cell-style-name="ce1"/>
        <table:table-column table:style-name="co2" table:default-cell-style-name="ce1"/>
        <table:table-column table:style-name="co5" table:number-columns-repeated="21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3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5" table:number-columns-repeated="4" table:default-cell-style-name="ce1"/>
        <table:table-column table:style-name="co10" table:default-cell-style-name="ce1"/>
        <table:table-column table:style-name="co5" table:number-columns-repeated="6" table:default-cell-style-name="ce1"/>
        <table:table-column table:style-name="co3" table:number-columns-repeated="16327" table:default-cell-style-name="ce1"/>
        <table:table-row table:style-name="ro1">
          <table:table-cell office:value-type="string" table:style-name="ce6">
            <text:p>Class</text:p>
          </table:table-cell>
          <table:table-cell office:value-type="string" table:style-name="ce6">
            <text:p>Obesity / Weight Statu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Average of Data_Value</text:p>
          </table:table-cell>
          <table:table-cell office:value-type="string" table:style-name="ce6">
            <text:p>Column Labels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6">
            <text:p>Row Labels</text:p>
          </table:table-cell>
          <table:table-cell office:value-type="string" table:style-name="ce6">
            <text:p>Alaska</text:p>
          </table:table-cell>
          <table:table-cell office:value-type="string" table:style-name="ce6">
            <text:p>California</text:p>
          </table:table-cell>
          <table:table-cell office:value-type="string" table:style-name="ce6">
            <text:p>Illinois</text:p>
          </table:table-cell>
          <table:table-cell office:value-type="string" table:style-name="ce6">
            <text:p>Maryland</text:p>
          </table:table-cell>
          <table:table-cell office:value-type="string" table:style-name="ce6">
            <text:p>Michigan</text:p>
          </table:table-cell>
          <table:table-cell office:value-type="string" table:style-name="ce6">
            <text:p>New York</text:p>
          </table:table-cell>
          <table:table-cell office:value-type="string" table:style-name="ce6">
            <text:p>Washington</text:p>
          </table:table-cell>
          <table:table-cell office:value-type="string" table:style-name="ce6">
            <text:p>Grand Total</text:p>
          </table:table-cell>
          <table:table-cell table:number-columns-repeated="16375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float" office:value="33.031999999999996" table:style-name="ce1">
            <text:p>33.032</text:p>
          </table:table-cell>
          <table:table-cell office:value-type="float" office:value="29.92407407407407" table:style-name="ce1">
            <text:p>29.92407407</text:p>
          </table:table-cell>
          <table:table-cell office:value-type="float" office:value="31.704000000000001" table:style-name="ce1">
            <text:p>31.704</text:p>
          </table:table-cell>
          <table:table-cell office:value-type="float" office:value="31.653846153846157" table:style-name="ce1">
            <text:p>31.65384615</text:p>
          </table:table-cell>
          <table:table-cell office:value-type="float" office:value="32.392307692307682" table:style-name="ce1">
            <text:p>32.39230769</text:p>
          </table:table-cell>
          <table:table-cell office:value-type="float" office:value="30.10400000000001" table:style-name="ce1">
            <text:p>30.104</text:p>
          </table:table-cell>
          <table:table-cell office:value-type="float" office:value="30.690740740740736" table:style-name="ce1">
            <text:p>30.69074074</text:p>
          </table:table-cell>
          <table:table-cell office:value-type="float" office:value="31.341436464088378" table:style-name="ce1">
            <text:p>31.34143646</text:p>
          </table:table-cell>
          <table:table-cell table:number-columns-repeated="16375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float" office:value="31.688888888888886" table:style-name="ce1">
            <text:p>31.68888889</text:p>
          </table:table-cell>
          <table:table-cell office:value-type="float" office:value="29.961111111111112" table:style-name="ce1">
            <text:p>29.96111111</text:p>
          </table:table-cell>
          <table:table-cell office:value-type="float" office:value="31.189999999999994" table:style-name="ce1">
            <text:p>31.19</text:p>
          </table:table-cell>
          <table:table-cell office:value-type="float" office:value="31.707407407407413" table:style-name="ce1">
            <text:p>31.70740741</text:p>
          </table:table-cell>
          <table:table-cell office:value-type="float" office:value="32.28846153846154" table:style-name="ce1">
            <text:p>32.28846154</text:p>
          </table:table-cell>
          <table:table-cell office:value-type="float" office:value="30.49400000000001" table:style-name="ce1">
            <text:p>30.494</text:p>
          </table:table-cell>
          <table:table-cell office:value-type="float" office:value="31.476785714285715" table:style-name="ce1">
            <text:p>31.47678571</text:p>
          </table:table-cell>
          <table:table-cell office:value-type="float" office:value="31.262702702702725" table:style-name="ce1">
            <text:p>31.2627027</text:p>
          </table:table-cell>
          <table:table-cell table:number-columns-repeated="16375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float" office:value="32.549999999999997" table:style-name="ce1">
            <text:p>32.55</text:p>
          </table:table-cell>
          <table:table-cell office:value-type="float" office:value="30.496153846153838" table:style-name="ce1">
            <text:p>30.49615385</text:p>
          </table:table-cell>
          <table:table-cell office:value-type="float" office:value="31.857999999999993" table:style-name="ce1">
            <text:p>31.858</text:p>
          </table:table-cell>
          <table:table-cell office:value-type="float" office:value="31.575925925925933" table:style-name="ce1">
            <text:p>31.57592593</text:p>
          </table:table-cell>
          <table:table-cell office:value-type="float" office:value="32.503846153846162" table:style-name="ce1">
            <text:p>32.50384615</text:p>
          </table:table-cell>
          <table:table-cell office:value-type="float" office:value="30.569230769230767" table:style-name="ce1">
            <text:p>30.56923077</text:p>
          </table:table-cell>
          <table:table-cell office:value-type="float" office:value="30.68518518518519" table:style-name="ce1">
            <text:p>30.68518519</text:p>
          </table:table-cell>
          <table:table-cell office:value-type="float" office:value="31.456830601092914" table:style-name="ce1">
            <text:p>31.4568306</text:p>
          </table:table-cell>
          <table:table-cell table:number-columns-repeated="16375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float" office:value="32.319230769230749" table:style-name="ce1">
            <text:p>32.31923077</text:p>
          </table:table-cell>
          <table:table-cell office:value-type="float" office:value="29.774074074074079" table:style-name="ce1">
            <text:p>29.77407407</text:p>
          </table:table-cell>
          <table:table-cell office:value-type="float" office:value="31.104000000000006" table:style-name="ce1">
            <text:p>31.104</text:p>
          </table:table-cell>
          <table:table-cell office:value-type="float" office:value="32.724074074074061" table:style-name="ce1">
            <text:p>32.72407407</text:p>
          </table:table-cell>
          <table:table-cell office:value-type="float" office:value="32.29615384615385" table:style-name="ce1">
            <text:p>32.29615385</text:p>
          </table:table-cell>
          <table:table-cell office:value-type="float" office:value="30.391999999999989" table:style-name="ce1">
            <text:p>30.392</text:p>
          </table:table-cell>
          <table:table-cell office:value-type="float" office:value="31.249999999999996" table:style-name="ce1">
            <text:p>31.25</text:p>
          </table:table-cell>
          <table:table-cell office:value-type="float" office:value="31.413114754098363" table:style-name="ce1">
            <text:p>31.41311475</text:p>
          </table:table-cell>
          <table:table-cell table:number-columns-repeated="16375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float" office:value="33.163461538461533" table:style-name="ce1">
            <text:p>33.16346154</text:p>
          </table:table-cell>
          <table:table-cell office:value-type="float" office:value="30.368518518518517" table:style-name="ce1">
            <text:p>30.36851852</text:p>
          </table:table-cell>
          <table:table-cell office:value-type="float" office:value="32.618000000000009" table:style-name="ce1">
            <text:p>32.618</text:p>
          </table:table-cell>
          <table:table-cell office:value-type="float" office:value="31.609259259259268" table:style-name="ce1">
            <text:p>31.60925926</text:p>
          </table:table-cell>
          <table:table-cell office:value-type="float" office:value="32.579629629629643" table:style-name="ce1">
            <text:p>32.57962963</text:p>
          </table:table-cell>
          <table:table-cell office:value-type="float" office:value="29.734615384615385" table:style-name="ce1">
            <text:p>29.73461538</text:p>
          </table:table-cell>
          <table:table-cell office:value-type="float" office:value="31.323214285714283" table:style-name="ce1">
            <text:p>31.32321429</text:p>
          </table:table-cell>
          <table:table-cell office:value-type="float" office:value="31.617741935483846" table:style-name="ce1">
            <text:p>31.61774194</text:p>
          </table:table-cell>
          <table:table-cell table:number-columns-repeated="16375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float" office:value="32.691666666666663" table:style-name="ce1">
            <text:p>32.69166667</text:p>
          </table:table-cell>
          <table:table-cell office:value-type="float" office:value="30.920370370370378" table:style-name="ce1">
            <text:p>30.92037037</text:p>
          </table:table-cell>
          <table:table-cell office:value-type="float" office:value="31.71200000000001" table:style-name="ce1">
            <text:p>31.712</text:p>
          </table:table-cell>
          <table:table-cell office:value-type="float" office:value="31.93703703703704" table:style-name="ce1">
            <text:p>31.93703704</text:p>
          </table:table-cell>
          <table:table-cell office:value-type="float" office:value="33.515384615384612" table:style-name="ce1">
            <text:p>33.51538462</text:p>
          </table:table-cell>
          <table:table-cell office:value-type="float" office:value="30.194444444444443" table:style-name="ce1">
            <text:p>30.19444444</text:p>
          </table:table-cell>
          <table:table-cell office:value-type="float" office:value="31.712962962962958" table:style-name="ce1">
            <text:p>31.71296296</text:p>
          </table:table-cell>
          <table:table-cell office:value-type="float" office:value="31.789344262295092" table:style-name="ce1">
            <text:p>31.78934426</text:p>
          </table:table-cell>
          <table:table-cell table:number-columns-repeated="16375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float" office:value="33.152083333333337" table:style-name="ce1">
            <text:p>33.15208333</text:p>
          </table:table-cell>
          <table:table-cell office:value-type="float" office:value="30.99259259259259" table:style-name="ce1">
            <text:p>30.99259259</text:p>
          </table:table-cell>
          <table:table-cell office:value-type="float" office:value="32.351999999999997" table:style-name="ce1">
            <text:p>32.352</text:p>
          </table:table-cell>
          <table:table-cell office:value-type="float" office:value="32.881481481481494" table:style-name="ce1">
            <text:p>32.88148148</text:p>
          </table:table-cell>
          <table:table-cell office:value-type="float" office:value="33.123076923076923" table:style-name="ce1">
            <text:p>33.12307692</text:p>
          </table:table-cell>
          <table:table-cell office:value-type="float" office:value="30.367307692307691" table:style-name="ce1">
            <text:p>30.36730769</text:p>
          </table:table-cell>
          <table:table-cell office:value-type="float" office:value="31.087037037037039" table:style-name="ce1">
            <text:p>31.08703704</text:p>
          </table:table-cell>
          <table:table-cell office:value-type="float" office:value="31.97335164835161" table:style-name="ce1">
            <text:p>31.97335165</text:p>
          </table:table-cell>
          <table:table-cell table:number-columns-repeated="16375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float" office:value="31.27" table:style-name="ce1">
            <text:p>31.27</text:p>
          </table:table-cell>
          <table:table-cell office:value-type="float" office:value="31.364814814814828" table:style-name="ce1">
            <text:p>31.36481481</text:p>
          </table:table-cell>
          <table:table-cell office:value-type="float" office:value="32.651999999999994" table:style-name="ce1">
            <text:p>32.652</text:p>
          </table:table-cell>
          <table:table-cell office:value-type="float" office:value="32.746296296296293" table:style-name="ce1">
            <text:p>32.7462963</text:p>
          </table:table-cell>
          <table:table-cell office:value-type="float" office:value="33.279629629629625" table:style-name="ce1">
            <text:p>33.27962963</text:p>
          </table:table-cell>
          <table:table-cell office:value-type="float" office:value="31.416071428571431" table:style-name="ce1">
            <text:p>31.41607143</text:p>
          </table:table-cell>
          <table:table-cell office:value-type="float" office:value="31.6875" table:style-name="ce1">
            <text:p>31.6875</text:p>
          </table:table-cell>
          <table:table-cell office:value-type="float" office:value="32.056149732620334" table:style-name="ce1">
            <text:p>32.05614973</text:p>
          </table:table-cell>
          <table:table-cell table:number-columns-repeated="16375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float" office:value="33.122916666666661" table:style-name="ce1">
            <text:p>33.12291667</text:p>
          </table:table-cell>
          <table:table-cell office:value-type="float" office:value="31.724074074074085" table:style-name="ce1">
            <text:p>31.72407407</text:p>
          </table:table-cell>
          <table:table-cell office:value-type="float" office:value="32.69" table:style-name="ce1">
            <text:p>32.69</text:p>
          </table:table-cell>
          <table:table-cell office:value-type="float" office:value="33.220370370370361" table:style-name="ce1">
            <text:p>33.22037037</text:p>
          </table:table-cell>
          <table:table-cell office:value-type="float" office:value="34.550000000000004" table:style-name="ce1">
            <text:p>34.55</text:p>
          </table:table-cell>
          <table:table-cell office:value-type="float" office:value="31.627777777777784" table:style-name="ce1">
            <text:p>31.62777778</text:p>
          </table:table-cell>
          <table:table-cell office:value-type="float" office:value="31.712962962962962" table:style-name="ce1">
            <text:p>31.71296296</text:p>
          </table:table-cell>
          <table:table-cell office:value-type="float" office:value="32.656250000000014" table:style-name="ce1">
            <text:p>32.65625</text:p>
          </table:table-cell>
          <table:table-cell table:number-columns-repeated="16375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float" office:value="33.165999999999997" table:style-name="ce1">
            <text:p>33.166</text:p>
          </table:table-cell>
          <table:table-cell office:value-type="float" office:value="32.226000000000013" table:style-name="ce1">
            <text:p>32.226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33.025925925925932" table:style-name="ce1">
            <text:p>33.02592593</text:p>
          </table:table-cell>
          <table:table-cell office:value-type="float" office:value="34.56600000000001" table:style-name="ce1">
            <text:p>34.566</text:p>
          </table:table-cell>
          <table:table-cell office:value-type="float" office:value="31.074074074074066" table:style-name="ce1">
            <text:p>31.07407407</text:p>
          </table:table-cell>
          <table:table-cell office:value-type="float" office:value="32.158928571428554" table:style-name="ce1">
            <text:p>32.15892857</text:p>
          </table:table-cell>
          <table:table-cell office:value-type="float" office:value="32.877900552486174" table:style-name="ce1">
            <text:p>32.87790055</text:p>
          </table:table-cell>
          <table:table-cell table:number-columns-repeated="16375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float" office:value="33.494444444444454" table:style-name="ce1">
            <text:p>33.49444444</text:p>
          </table:table-cell>
          <table:table-cell office:value-type="float" office:value="32.350000000000009" table:style-name="ce1">
            <text:p>32.35</text:p>
          </table:table-cell>
          <table:table-cell office:value-type="float" office:value="34.429166666666674" table:style-name="ce1">
            <text:p>34.42916667</text:p>
          </table:table-cell>
          <table:table-cell office:value-type="float" office:value="33.983333333333334" table:style-name="ce1">
            <text:p>33.98333333</text:p>
          </table:table-cell>
          <table:table-cell office:value-type="float" office:value="33.898148148148145" table:style-name="ce1">
            <text:p>33.89814815</text:p>
          </table:table-cell>
          <table:table-cell office:value-type="float" office:value="32.231481481481481" table:style-name="ce1">
            <text:p>32.23148148</text:p>
          </table:table-cell>
          <table:table-cell office:value-type="float" office:value="32.787499999999994" table:style-name="ce1">
            <text:p>32.7875</text:p>
          </table:table-cell>
          <table:table-cell office:value-type="float" office:value="33.294892473118253" table:style-name="ce1">
            <text:p>33.29489247</text:p>
          </table:table-cell>
          <table:table-cell table:number-columns-repeated="16375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float" office:value="33.911538461538456" table:style-name="ce1">
            <text:p>33.91153846</text:p>
          </table:table-cell>
          <table:table-cell office:value-type="float" office:value="31.805555555555564" table:style-name="ce1">
            <text:p>31.80555556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33.434615384615391" table:style-name="ce1">
            <text:p>33.43461538</text:p>
          </table:table-cell>
          <table:table-cell office:value-type="float" office:value="33.086538461538467" table:style-name="ce1">
            <text:p>33.08653846</text:p>
          </table:table-cell>
          <table:table-cell office:value-type="float" office:value="31.926923076923082" table:style-name="ce1">
            <text:p>31.92692308</text:p>
          </table:table-cell>
          <table:table-cell office:value-type="float" office:value="33.664814814814811" table:style-name="ce1">
            <text:p>33.66481481</text:p>
          </table:table-cell>
          <table:table-cell office:value-type="float" office:value="33.013934426229483" table:style-name="ce1">
            <text:p>33.01393443</text:p>
          </table:table-cell>
          <table:table-cell table:number-columns-repeated="16375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float" office:value="33.771153846153844" table:style-name="ce1">
            <text:p>33.77115385</text:p>
          </table:table-cell>
          <table:table-cell office:value-type="float" office:value="32.100000000000009" table:style-name="ce1">
            <text:p>32.1</text:p>
          </table:table-cell>
          <table:table-cell office:value-type="float" office:value="35.311999999999991" table:style-name="ce1">
            <text:p>35.312</text:p>
          </table:table-cell>
          <table:table-cell office:value-type="float" office:value="34.698148148148142" table:style-name="ce1">
            <text:p>34.69814815</text:p>
          </table:table-cell>
          <table:table-cell office:value-type="float" office:value="33.730769230769234" table:style-name="ce1">
            <text:p>33.73076923</text:p>
          </table:table-cell>
          <table:table-cell office:value-type="float" office:value="32.035185185185185" table:style-name="ce1">
            <text:p>32.03518519</text:p>
          </table:table-cell>
          <table:table-cell office:value-type="float" office:value="33.558928571428574" table:style-name="ce1">
            <text:p>33.55892857</text:p>
          </table:table-cell>
          <table:table-cell office:value-type="float" office:value="33.580645161290327" table:style-name="ce1">
            <text:p>33.58064516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32.87145015105741" table:style-name="ce6">
            <text:p>32.87145015</text:p>
          </table:table-cell>
          <table:table-cell office:value-type="float" office:value="31.068876080691695" table:style-name="ce6">
            <text:p>31.06887608</text:p>
          </table:table-cell>
          <table:table-cell office:value-type="float" office:value="32.691640866873101" table:style-name="ce6">
            <text:p>32.69164087</text:p>
          </table:table-cell>
          <table:table-cell office:value-type="float" office:value="32.708452722063072" table:style-name="ce6">
            <text:p>32.70845272</text:p>
          </table:table-cell>
          <table:table-cell office:value-type="float" office:value="33.216422287390017" table:style-name="ce6">
            <text:p>33.21642229</text:p>
          </table:table-cell>
          <table:table-cell office:value-type="float" office:value="30.951315789473668" table:style-name="ce6">
            <text:p>30.95131579</text:p>
          </table:table-cell>
          <table:table-cell office:value-type="float" office:value="31.836134453781487" table:style-name="ce6">
            <text:p>31.83613445</text:p>
          </table:table-cell>
          <table:table-cell office:value-type="float" office:value="32.18144351464435" table:style-name="ce6">
            <text:p>32.1814435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>
            <draw:frame draw:z-index="1" draw:id="id2" draw:style-name="a2" draw:name="Chart 1" svg:x="0.13333in" svg:y="0.19583in" svg:width="6.46042in" svg:height="2.9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8">
            <text:p>Time Series Comparison of Health Trends per State</text:p>
          </table:table-cell>
          <table:covered-table-cell table:number-columns-repeated="5"/>
          <table:table-cell table:number-columns-repeated="16377"/>
        </table:table-row>
        <table:table-row table:number-rows-repeated="1048539" table:style-name="ro1">
          <table:table-cell table:number-columns-repeated="16384"/>
        </table:table-row>
      </table:table>
      <table:table table:name="Objective_3" table:style-name="ta1">
        <table:table-column table:style-name="co12" table:default-cell-style-name="ce2"/>
        <table:table-column table:style-name="co7" table:default-cell-style-name="ce1"/>
        <table:table-column table:style-name="co13" table:default-cell-style-name="ce1"/>
        <table:table-column table:style-name="co5" table:number-columns-repeated="20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3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5" table:number-columns-repeated="4" table:default-cell-style-name="ce1"/>
        <table:table-column table:style-name="co10" table:default-cell-style-name="ce1"/>
        <table:table-column table:style-name="co5" table:number-columns-repeated="6" table:default-cell-style-name="ce1"/>
        <table:table-column table:style-name="co3" table:number-columns-repeated="16327" table:default-cell-style-name="ce1"/>
        <table:table-row table:style-name="ro1">
          <table:table-cell office:value-type="string" table:style-name="ce9">
            <text:p>State</text:p>
          </table:table-cell>
          <table:table-cell office:value-type="string" table:style-name="ce9">
            <text:p>Obesity Average</text:p>
          </table:table-cell>
          <table:table-cell office:value-type="string" table:style-name="ce9">
            <text:p>Physical <text:s/>Activity average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formula="of:=COM.MICROSOFT.UNIQUE(COM.MICROSOFT.FILTER([.#REF!];[.#REF!] = &quot;Obesity / Weight Status&quot;))" table:number-matrix-columns-spanned="1" table:number-matrix-rows-spanned="55" table:style-name="ce10">
            <text:p>#REF!</text:p>
          </table:table-cell>
          <table:table-cell office:value-type="error" office:string-value="#REF!" table:formula="of:=AVERAGEIFS([.#REF!];[.#REF!]; [.A2];[.#REF!]; &quot;Obesity / Weight Status&quot;)" table:style-name="ce11">
            <text:p>#REF!</text:p>
          </table:table-cell>
          <table:table-cell office:value-type="error" office:string-value="#REF!" table:formula="of:=AVERAGEIFS([.#REF!];[.#REF!]; [.A2];[.#REF!]; &quot;Physical Activity&quot;)" table:style-name="ce11">
            <text:p>#REF!</text:p>
          </table:table-cell>
          <table:table-cell table:style-name="ce1"/>
          <table:table-cell office:value-type="string" table:number-columns-spanned="5" table:number-rows-spanned="1" table:style-name="ce12">
            <text:p>Correlation between Physical Activity and Obesity % by State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];[.#REF!]; &quot;Obesity / Weight Status&quot;)" table:style-name="ce11">
            <text:p>#REF!</text:p>
          </table:table-cell>
          <table:table-cell office:value-type="error" office:string-value="#REF!" table:formula="of:=AVERAGEIFS([.#REF!];[.#REF!]; [.A3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];[.#REF!]; &quot;Obesity / Weight Status&quot;)" table:style-name="ce11">
            <text:p>#REF!</text:p>
          </table:table-cell>
          <table:table-cell office:value-type="error" office:string-value="#REF!" table:formula="of:=AVERAGEIFS([.#REF!];[.#REF!]; [.A4];[.#REF!]; &quot;Physical Activity&quot;)" table:style-name="ce11">
            <text:p>#REF!</text:p>
          </table:table-cell>
          <table:table-cell table:style-name="ce1">
            <draw:frame draw:z-index="1" draw:id="id3" draw:style-name="a3" draw:name="Chart 7" svg:x="0.55833in" svg:y="0.04167in" svg:width="4.96667in" svg:height="3.13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5];[.#REF!]; &quot;Obesity / Weight Status&quot;)" table:style-name="ce11">
            <text:p>#REF!</text:p>
          </table:table-cell>
          <table:table-cell office:value-type="error" office:string-value="#REF!" table:formula="of:=AVERAGEIFS([.#REF!];[.#REF!]; [.A5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6];[.#REF!]; &quot;Obesity / Weight Status&quot;)" table:style-name="ce11">
            <text:p>#REF!</text:p>
          </table:table-cell>
          <table:table-cell office:value-type="error" office:string-value="#REF!" table:formula="of:=AVERAGEIFS([.#REF!];[.#REF!]; [.A6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7];[.#REF!]; &quot;Obesity / Weight Status&quot;)" table:style-name="ce11">
            <text:p>#REF!</text:p>
          </table:table-cell>
          <table:table-cell office:value-type="error" office:string-value="#REF!" table:formula="of:=AVERAGEIFS([.#REF!];[.#REF!]; [.A7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8];[.#REF!]; &quot;Obesity / Weight Status&quot;)" table:style-name="ce11">
            <text:p>#REF!</text:p>
          </table:table-cell>
          <table:table-cell office:value-type="error" office:string-value="#REF!" table:formula="of:=AVERAGEIFS([.#REF!];[.#REF!]; [.A8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9];[.#REF!]; &quot;Obesity / Weight Status&quot;)" table:style-name="ce11">
            <text:p>#REF!</text:p>
          </table:table-cell>
          <table:table-cell office:value-type="error" office:string-value="#REF!" table:formula="of:=AVERAGEIFS([.#REF!];[.#REF!]; [.A9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0];[.#REF!]; &quot;Obesity / Weight Status&quot;)" table:style-name="ce11">
            <text:p>#REF!</text:p>
          </table:table-cell>
          <table:table-cell office:value-type="error" office:string-value="#REF!" table:formula="of:=AVERAGEIFS([.#REF!];[.#REF!]; [.A10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1];[.#REF!]; &quot;Obesity / Weight Status&quot;)" table:style-name="ce11">
            <text:p>#REF!</text:p>
          </table:table-cell>
          <table:table-cell office:value-type="error" office:string-value="#REF!" table:formula="of:=AVERAGEIFS([.#REF!];[.#REF!]; [.A11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2];[.#REF!]; &quot;Obesity / Weight Status&quot;)" table:style-name="ce11">
            <text:p>#REF!</text:p>
          </table:table-cell>
          <table:table-cell office:value-type="error" office:string-value="#REF!" table:formula="of:=AVERAGEIFS([.#REF!];[.#REF!]; [.A12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3];[.#REF!]; &quot;Obesity / Weight Status&quot;)" table:style-name="ce11">
            <text:p>#REF!</text:p>
          </table:table-cell>
          <table:table-cell office:value-type="error" office:string-value="#REF!" table:formula="of:=AVERAGEIFS([.#REF!];[.#REF!]; [.A13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4];[.#REF!]; &quot;Obesity / Weight Status&quot;)" table:style-name="ce11">
            <text:p>#REF!</text:p>
          </table:table-cell>
          <table:table-cell office:value-type="error" office:string-value="#REF!" table:formula="of:=AVERAGEIFS([.#REF!];[.#REF!]; [.A14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5];[.#REF!]; &quot;Obesity / Weight Status&quot;)" table:style-name="ce11">
            <text:p>#REF!</text:p>
          </table:table-cell>
          <table:table-cell office:value-type="error" office:string-value="#REF!" table:formula="of:=AVERAGEIFS([.#REF!];[.#REF!]; [.A15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6];[.#REF!]; &quot;Obesity / Weight Status&quot;)" table:style-name="ce11">
            <text:p>#REF!</text:p>
          </table:table-cell>
          <table:table-cell office:value-type="error" office:string-value="#REF!" table:formula="of:=AVERAGEIFS([.#REF!];[.#REF!]; [.A16];[.#REF!]; &quot;Physical Activity&quot;)" table:style-name="ce11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7];[.#REF!]; &quot;Obesity / Weight Status&quot;)" table:style-name="ce11">
            <text:p>#REF!</text:p>
          </table:table-cell>
          <table:table-cell office:value-type="error" office:string-value="#REF!" table:formula="of:=AVERAGEIFS([.#REF!];[.#REF!]; [.A17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8];[.#REF!]; &quot;Obesity / Weight Status&quot;)" table:style-name="ce11">
            <text:p>#REF!</text:p>
          </table:table-cell>
          <table:table-cell office:value-type="error" office:string-value="#REF!" table:formula="of:=AVERAGEIFS([.#REF!];[.#REF!]; [.A18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19];[.#REF!]; &quot;Obesity / Weight Status&quot;)" table:style-name="ce11">
            <text:p>#REF!</text:p>
          </table:table-cell>
          <table:table-cell office:value-type="error" office:string-value="#REF!" table:formula="of:=AVERAGEIFS([.#REF!];[.#REF!]; [.A19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0];[.#REF!]; &quot;Obesity / Weight Status&quot;)" table:style-name="ce11">
            <text:p>#REF!</text:p>
          </table:table-cell>
          <table:table-cell office:value-type="error" office:string-value="#REF!" table:formula="of:=AVERAGEIFS([.#REF!];[.#REF!]; [.A20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1];[.#REF!]; &quot;Obesity / Weight Status&quot;)" table:style-name="ce11">
            <text:p>#REF!</text:p>
          </table:table-cell>
          <table:table-cell office:value-type="error" office:string-value="#REF!" table:formula="of:=AVERAGEIFS([.#REF!];[.#REF!]; [.A21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2];[.#REF!]; &quot;Obesity / Weight Status&quot;)" table:style-name="ce11">
            <text:p>#REF!</text:p>
          </table:table-cell>
          <table:table-cell office:value-type="error" office:string-value="#REF!" table:formula="of:=AVERAGEIFS([.#REF!];[.#REF!]; [.A22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3];[.#REF!]; &quot;Obesity / Weight Status&quot;)" table:style-name="ce11">
            <text:p>#REF!</text:p>
          </table:table-cell>
          <table:table-cell office:value-type="error" office:string-value="#REF!" table:formula="of:=AVERAGEIFS([.#REF!];[.#REF!]; [.A23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4];[.#REF!]; &quot;Obesity / Weight Status&quot;)" table:style-name="ce11">
            <text:p>#REF!</text:p>
          </table:table-cell>
          <table:table-cell office:value-type="error" office:string-value="#REF!" table:formula="of:=AVERAGEIFS([.#REF!];[.#REF!]; [.A24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5];[.#REF!]; &quot;Obesity / Weight Status&quot;)" table:style-name="ce11">
            <text:p>#REF!</text:p>
          </table:table-cell>
          <table:table-cell office:value-type="error" office:string-value="#REF!" table:formula="of:=AVERAGEIFS([.#REF!];[.#REF!]; [.A25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6];[.#REF!]; &quot;Obesity / Weight Status&quot;)" table:style-name="ce11">
            <text:p>#REF!</text:p>
          </table:table-cell>
          <table:table-cell office:value-type="error" office:string-value="#REF!" table:formula="of:=AVERAGEIFS([.#REF!];[.#REF!]; [.A26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7];[.#REF!]; &quot;Obesity / Weight Status&quot;)" table:style-name="ce11">
            <text:p>#REF!</text:p>
          </table:table-cell>
          <table:table-cell office:value-type="error" office:string-value="#REF!" table:formula="of:=AVERAGEIFS([.#REF!];[.#REF!]; [.A27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8];[.#REF!]; &quot;Obesity / Weight Status&quot;)" table:style-name="ce11">
            <text:p>#REF!</text:p>
          </table:table-cell>
          <table:table-cell office:value-type="error" office:string-value="#REF!" table:formula="of:=AVERAGEIFS([.#REF!];[.#REF!]; [.A28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29];[.#REF!]; &quot;Obesity / Weight Status&quot;)" table:style-name="ce11">
            <text:p>#REF!</text:p>
          </table:table-cell>
          <table:table-cell office:value-type="error" office:string-value="#REF!" table:formula="of:=AVERAGEIFS([.#REF!];[.#REF!]; [.A29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0];[.#REF!]; &quot;Obesity / Weight Status&quot;)" table:style-name="ce11">
            <text:p>#REF!</text:p>
          </table:table-cell>
          <table:table-cell office:value-type="error" office:string-value="#REF!" table:formula="of:=AVERAGEIFS([.#REF!];[.#REF!]; [.A30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1];[.#REF!]; &quot;Obesity / Weight Status&quot;)" table:style-name="ce11">
            <text:p>#REF!</text:p>
          </table:table-cell>
          <table:table-cell office:value-type="error" office:string-value="#REF!" table:formula="of:=AVERAGEIFS([.#REF!];[.#REF!]; [.A31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2];[.#REF!]; &quot;Obesity / Weight Status&quot;)" table:style-name="ce11">
            <text:p>#REF!</text:p>
          </table:table-cell>
          <table:table-cell office:value-type="error" office:string-value="#REF!" table:formula="of:=AVERAGEIFS([.#REF!];[.#REF!]; [.A32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3];[.#REF!]; &quot;Obesity / Weight Status&quot;)" table:style-name="ce11">
            <text:p>#REF!</text:p>
          </table:table-cell>
          <table:table-cell office:value-type="error" office:string-value="#REF!" table:formula="of:=AVERAGEIFS([.#REF!];[.#REF!]; [.A33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4];[.#REF!]; &quot;Obesity / Weight Status&quot;)" table:style-name="ce11">
            <text:p>#REF!</text:p>
          </table:table-cell>
          <table:table-cell office:value-type="error" office:string-value="#REF!" table:formula="of:=AVERAGEIFS([.#REF!];[.#REF!]; [.A34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5];[.#REF!]; &quot;Obesity / Weight Status&quot;)" table:style-name="ce11">
            <text:p>#REF!</text:p>
          </table:table-cell>
          <table:table-cell office:value-type="error" office:string-value="#REF!" table:formula="of:=AVERAGEIFS([.#REF!];[.#REF!]; [.A35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6];[.#REF!]; &quot;Obesity / Weight Status&quot;)" table:style-name="ce11">
            <text:p>#REF!</text:p>
          </table:table-cell>
          <table:table-cell office:value-type="error" office:string-value="#REF!" table:formula="of:=AVERAGEIFS([.#REF!];[.#REF!]; [.A36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7];[.#REF!]; &quot;Obesity / Weight Status&quot;)" table:style-name="ce11">
            <text:p>#REF!</text:p>
          </table:table-cell>
          <table:table-cell office:value-type="error" office:string-value="#REF!" table:formula="of:=AVERAGEIFS([.#REF!];[.#REF!]; [.A37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8];[.#REF!]; &quot;Obesity / Weight Status&quot;)" table:style-name="ce11">
            <text:p>#REF!</text:p>
          </table:table-cell>
          <table:table-cell office:value-type="error" office:string-value="#REF!" table:formula="of:=AVERAGEIFS([.#REF!];[.#REF!]; [.A38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39];[.#REF!]; &quot;Obesity / Weight Status&quot;)" table:style-name="ce11">
            <text:p>#REF!</text:p>
          </table:table-cell>
          <table:table-cell office:value-type="error" office:string-value="#REF!" table:formula="of:=AVERAGEIFS([.#REF!];[.#REF!]; [.A39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0];[.#REF!]; &quot;Obesity / Weight Status&quot;)" table:style-name="ce11">
            <text:p>#REF!</text:p>
          </table:table-cell>
          <table:table-cell office:value-type="error" office:string-value="#REF!" table:formula="of:=AVERAGEIFS([.#REF!];[.#REF!]; [.A40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1];[.#REF!]; &quot;Obesity / Weight Status&quot;)" table:style-name="ce11">
            <text:p>#REF!</text:p>
          </table:table-cell>
          <table:table-cell office:value-type="error" office:string-value="#REF!" table:formula="of:=AVERAGEIFS([.#REF!];[.#REF!]; [.A41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2];[.#REF!]; &quot;Obesity / Weight Status&quot;)" table:style-name="ce11">
            <text:p>#REF!</text:p>
          </table:table-cell>
          <table:table-cell office:value-type="error" office:string-value="#REF!" table:formula="of:=AVERAGEIFS([.#REF!];[.#REF!]; [.A42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3];[.#REF!]; &quot;Obesity / Weight Status&quot;)" table:style-name="ce11">
            <text:p>#REF!</text:p>
          </table:table-cell>
          <table:table-cell office:value-type="error" office:string-value="#REF!" table:formula="of:=AVERAGEIFS([.#REF!];[.#REF!]; [.A43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4];[.#REF!]; &quot;Obesity / Weight Status&quot;)" table:style-name="ce11">
            <text:p>#REF!</text:p>
          </table:table-cell>
          <table:table-cell office:value-type="error" office:string-value="#REF!" table:formula="of:=AVERAGEIFS([.#REF!];[.#REF!]; [.A44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5];[.#REF!]; &quot;Obesity / Weight Status&quot;)" table:style-name="ce11">
            <text:p>#REF!</text:p>
          </table:table-cell>
          <table:table-cell office:value-type="error" office:string-value="#REF!" table:formula="of:=AVERAGEIFS([.#REF!];[.#REF!]; [.A45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6];[.#REF!]; &quot;Obesity / Weight Status&quot;)" table:style-name="ce11">
            <text:p>#REF!</text:p>
          </table:table-cell>
          <table:table-cell office:value-type="error" office:string-value="#REF!" table:formula="of:=AVERAGEIFS([.#REF!];[.#REF!]; [.A46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7];[.#REF!]; &quot;Obesity / Weight Status&quot;)" table:style-name="ce11">
            <text:p>#REF!</text:p>
          </table:table-cell>
          <table:table-cell office:value-type="error" office:string-value="#REF!" table:formula="of:=AVERAGEIFS([.#REF!];[.#REF!]; [.A47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8];[.#REF!]; &quot;Obesity / Weight Status&quot;)" table:style-name="ce11">
            <text:p>#REF!</text:p>
          </table:table-cell>
          <table:table-cell office:value-type="error" office:string-value="#REF!" table:formula="of:=AVERAGEIFS([.#REF!];[.#REF!]; [.A48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49];[.#REF!]; &quot;Obesity / Weight Status&quot;)" table:style-name="ce11">
            <text:p>#REF!</text:p>
          </table:table-cell>
          <table:table-cell office:value-type="error" office:string-value="#REF!" table:formula="of:=AVERAGEIFS([.#REF!];[.#REF!]; [.A49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50];[.#REF!]; &quot;Obesity / Weight Status&quot;)" table:style-name="ce11">
            <text:p>#REF!</text:p>
          </table:table-cell>
          <table:table-cell office:value-type="error" office:string-value="#REF!" table:formula="of:=AVERAGEIFS([.#REF!];[.#REF!]; [.A50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51];[.#REF!]; &quot;Obesity / Weight Status&quot;)" table:style-name="ce11">
            <text:p>#REF!</text:p>
          </table:table-cell>
          <table:table-cell office:value-type="error" office:string-value="#REF!" table:formula="of:=AVERAGEIFS([.#REF!];[.#REF!]; [.A51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52];[.#REF!]; &quot;Obesity / Weight Status&quot;)" table:style-name="ce11">
            <text:p>#REF!</text:p>
          </table:table-cell>
          <table:table-cell office:value-type="error" office:string-value="#REF!" table:formula="of:=AVERAGEIFS([.#REF!];[.#REF!]; [.A52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53];[.#REF!]; &quot;Obesity / Weight Status&quot;)" table:style-name="ce11">
            <text:p>#REF!</text:p>
          </table:table-cell>
          <table:table-cell office:value-type="error" office:string-value="#REF!" table:formula="of:=AVERAGEIFS([.#REF!];[.#REF!]; [.A53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54];[.#REF!]; &quot;Obesity / Weight Status&quot;)" table:style-name="ce11">
            <text:p>#REF!</text:p>
          </table:table-cell>
          <table:table-cell office:value-type="error" office:string-value="#REF!" table:formula="of:=AVERAGEIFS([.#REF!];[.#REF!]; [.A54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55];[.#REF!]; &quot;Obesity / Weight Status&quot;)" table:style-name="ce11">
            <text:p>#REF!</text:p>
          </table:table-cell>
          <table:table-cell office:value-type="error" office:string-value="#REF!" table:formula="of:=AVERAGEIFS([.#REF!];[.#REF!]; [.A55];[.#REF!]; &quot;Physical Activity&quot;)" table:style-name="ce11">
            <text:p>#REF!</text:p>
          </table:table-cell>
          <table:table-cell table:number-columns-repeated="16381"/>
        </table:table-row>
        <table:table-row table:style-name="ro1">
          <table:table-cell office:value-type="error" office:string-value="#REF!" table:style-name="ce10">
            <text:p>#REF!</text:p>
          </table:table-cell>
          <table:table-cell office:value-type="error" office:string-value="#REF!" table:formula="of:=AVERAGEIFS([.#REF!];[.#REF!]; [.A56];[.#REF!]; &quot;Obesity / Weight Status&quot;)" table:style-name="ce11">
            <text:p>#REF!</text:p>
          </table:table-cell>
          <table:table-cell office:value-type="error" office:string-value="#REF!" table:formula="of:=AVERAGEIFS([.#REF!];[.#REF!]; [.A56];[.#REF!]; &quot;Physical Activity&quot;)" table:style-name="ce11">
            <text:p>#REF!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table table:name="Objective_4" table:style-name="ta1">
        <table:table-column table:style-name="co4" table:default-cell-style-name="ce1"/>
        <table:table-column table:style-name="co14" table:default-cell-style-name="ce1"/>
        <table:table-column table:style-name="co5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1">
            <text:p>LocationAbbr</text:p>
          </table:table-cell>
          <table:table-cell office:value-type="string" table:style-name="ce1">
            <text:p>(All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 of Data_Value</text:p>
          </table:table-cell>
          <table:table-cell office:value-type="string" table:style-name="ce1">
            <text:p>Column Labe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w Labels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Grand Total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30.2734693877551" table:style-name="ce1">
            <text:p>30.27346939</text:p>
          </table:table-cell>
          <table:table-cell office:value-type="float" office:value="26.609523809523807" table:style-name="ce1">
            <text:p>26.60952381</text:p>
          </table:table-cell>
          <table:table-cell office:value-type="float" office:value="30.295918367346935" table:style-name="ce1">
            <text:p>30.29591837</text:p>
          </table:table-cell>
          <table:table-cell office:value-type="float" office:value="27.123809523809523" table:style-name="ce1">
            <text:p>27.12380952</text:p>
          </table:table-cell>
          <table:table-cell office:value-type="float" office:value="30.726530612244904" table:style-name="ce1">
            <text:p>30.72653061</text:p>
          </table:table-cell>
          <table:table-cell office:value-type="float" office:value="27.538095238095234" table:style-name="ce1">
            <text:p>27.53809524</text:p>
          </table:table-cell>
          <table:table-cell office:value-type="float" office:value="29.222222222222214" table:style-name="ce1">
            <text:p>29.22222222</text:p>
          </table:table-cell>
          <table:table-cell office:value-type="float" office:value="27.742857142857144" table:style-name="ce1">
            <text:p>27.74285714</text:p>
          </table:table-cell>
          <table:table-cell office:value-type="float" office:value="30.904761904761902" table:style-name="ce1">
            <text:p>30.9047619</text:p>
          </table:table-cell>
          <table:table-cell office:value-type="float" office:value="28.176190476190477" table:style-name="ce1">
            <text:p>28.17619048</text:p>
          </table:table-cell>
          <table:table-cell office:value-type="float" office:value="27.925714285714275" table:style-name="ce1">
            <text:p>27.92571429</text:p>
          </table:table-cell>
          <table:table-cell office:value-type="float" office:value="28.766666666666669" table:style-name="ce1">
            <text:p>28.76666667</text:p>
          </table:table-cell>
          <table:table-cell office:value-type="float" office:value="36.202040816326544" table:style-name="ce1">
            <text:p>36.20204082</text:p>
          </table:table-cell>
          <table:table-cell office:value-type="float" office:value="30.016356107660467" table:style-name="ce1">
            <text:p>30.016356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Male</text:p>
          </table:table-cell>
          <table:table-cell office:value-type="float" office:value="34.416326530612238" table:style-name="ce1">
            <text:p>34.41632653</text:p>
          </table:table-cell>
          <table:table-cell office:value-type="float" office:value="29.585714285714289" table:style-name="ce1">
            <text:p>29.58571429</text:p>
          </table:table-cell>
          <table:table-cell office:value-type="float" office:value="34.479591836734706" table:style-name="ce1">
            <text:p>34.47959184</text:p>
          </table:table-cell>
          <table:table-cell office:value-type="float" office:value="29.842857142857145" table:style-name="ce1">
            <text:p>29.84285714</text:p>
          </table:table-cell>
          <table:table-cell office:value-type="float" office:value="34.46122448979591" table:style-name="ce1">
            <text:p>34.46122449</text:p>
          </table:table-cell>
          <table:table-cell office:value-type="float" office:value="29.857142857142858" table:style-name="ce1">
            <text:p>29.85714286</text:p>
          </table:table-cell>
          <table:table-cell office:value-type="float" office:value="33.4" table:style-name="ce1">
            <text:p>33.4</text:p>
          </table:table-cell>
          <table:table-cell office:value-type="float" office:value="29.890476190476193" table:style-name="ce1">
            <text:p>29.89047619</text:p>
          </table:table-cell>
          <table:table-cell office:value-type="float" office:value="35.093650793650795" table:style-name="ce1">
            <text:p>35.09365079</text:p>
          </table:table-cell>
          <table:table-cell office:value-type="float" office:value="30.342857142857145" table:style-name="ce1">
            <text:p>30.34285714</text:p>
          </table:table-cell>
          <table:table-cell office:value-type="float" office:value="30.657142857142851" table:style-name="ce1">
            <text:p>30.65714286</text:p>
          </table:table-cell>
          <table:table-cell office:value-type="float" office:value="30" table:style-name="ce1">
            <text:p>30</text:p>
          </table:table-cell>
          <table:table-cell office:value-type="float" office:value="40.006122448979603" table:style-name="ce1">
            <text:p>40.00612245</text:p>
          </table:table-cell>
          <table:table-cell office:value-type="float" office:value="33.504761904761899" table:style-name="ce1">
            <text:p>33.5047619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and Total</text:p>
          </table:table-cell>
          <table:table-cell office:value-type="float" office:value="32.344897959183662" table:style-name="ce1">
            <text:p>32.34489796</text:p>
          </table:table-cell>
          <table:table-cell office:value-type="float" office:value="28.097619047619055" table:style-name="ce1">
            <text:p>28.09761905</text:p>
          </table:table-cell>
          <table:table-cell office:value-type="float" office:value="32.387755102040806" table:style-name="ce1">
            <text:p>32.3877551</text:p>
          </table:table-cell>
          <table:table-cell office:value-type="float" office:value="28.483333333333327" table:style-name="ce1">
            <text:p>28.48333333</text:p>
          </table:table-cell>
          <table:table-cell office:value-type="float" office:value="32.593877551020412" table:style-name="ce1">
            <text:p>32.59387755</text:p>
          </table:table-cell>
          <table:table-cell office:value-type="float" office:value="28.697619047619046" table:style-name="ce1">
            <text:p>28.69761905</text:p>
          </table:table-cell>
          <table:table-cell office:value-type="float" office:value="31.31111111111111" table:style-name="ce1">
            <text:p>31.31111111</text:p>
          </table:table-cell>
          <table:table-cell office:value-type="float" office:value="28.816666666666677" table:style-name="ce1">
            <text:p>28.81666667</text:p>
          </table:table-cell>
          <table:table-cell office:value-type="float" office:value="32.999206349206354" table:style-name="ce1">
            <text:p>32.99920635</text:p>
          </table:table-cell>
          <table:table-cell office:value-type="float" office:value="29.259523809523806" table:style-name="ce1">
            <text:p>29.25952381</text:p>
          </table:table-cell>
          <table:table-cell office:value-type="float" office:value="29.291428571428561" table:style-name="ce1">
            <text:p>29.29142857</text:p>
          </table:table-cell>
          <table:table-cell office:value-type="float" office:value="29.383333333333344" table:style-name="ce1">
            <text:p>29.38333333</text:p>
          </table:table-cell>
          <table:table-cell office:value-type="float" office:value="38.10408163265307" table:style-name="ce1">
            <text:p>38.10408163</text:p>
          </table:table-cell>
          <table:table-cell office:value-type="float" office:value="31.760559006211185" table:style-name="ce1">
            <text:p>31.76055901</text:p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4" draw:style-name="a4" draw:name="Chart 1" svg:x="0.525in" svg:y="0.025in" svg:width="5.91667in" svg:height="3.183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6" table:style-name="ro1">
          <table:table-cell table:number-columns-repeated="16384"/>
        </table:table-row>
      </table:table>
      <table:table table:name="Objective_5" table:style-name="ta1">
        <table:table-column table:style-name="co15" table:default-cell-style-name="ce1"/>
        <table:table-column table:style-name="co1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Fruits and Vegetables</text:p>
          </table:table-cell>
          <table:table-cell table:style-name="ce1">
            <draw:frame draw:z-index="1" draw:id="id5" draw:style-name="a5" draw:name="Chart 1" svg:x="0.375in" svg:y="0.17083in" svg:width="5.8in" svg:height="2.9687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StratificationCategory1</text:p>
          </table:table-cell>
          <table:table-cell office:value-type="string" table:style-name="ce1">
            <text:p>Incom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ow Labels</text:p>
          </table:table-cell>
          <table:table-cell office:value-type="string" table:style-name="ce6">
            <text:p>Average of Data_Val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5,000 - $24,999</text:p>
          </table:table-cell>
          <table:table-cell office:value-type="float" office:value="33.728571428571428" table:style-name="ce1">
            <text:p>33.728571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25,000 - $34,999</text:p>
          </table:table-cell>
          <table:table-cell office:value-type="float" office:value="31.411904761904754" table:style-name="ce1">
            <text:p>31.411904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35,000 - $49,999</text:p>
          </table:table-cell>
          <table:table-cell office:value-type="float" office:value="29.628571428571437" table:style-name="ce1">
            <text:p>29.628571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50,000 - $74,999</text:p>
          </table:table-cell>
          <table:table-cell office:value-type="float" office:value="27.421428571428567" table:style-name="ce1">
            <text:p>27.421428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75,000 or greater</text:p>
          </table:table-cell>
          <table:table-cell office:value-type="float" office:value="24.269047619047619" table:style-name="ce1">
            <text:p>24.269047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 not reported</text:p>
          </table:table-cell>
          <table:table-cell office:value-type="float" office:value="29.233333333333338" table:style-name="ce1">
            <text:p>29.233333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s than $15,000</text:p>
          </table:table-cell>
          <table:table-cell office:value-type="float" office:value="38.04285714285713" table:style-name="ce1">
            <text:p>38.0428571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30.533673469387761" table:style-name="ce6">
            <text:p>30.53367347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Objective_6" table:style-name="ta1">
        <table:table-column table:style-name="co17" table:default-cell-style-name="ce1"/>
        <table:table-column table:style-name="co1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Fruits and Vegetab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cationDesc</text:p>
          </table:table-cell>
          <table:table-cell office:value-type="string" table:style-name="ce1">
            <text:p>(Multiple Items)</text:p>
          </table:table-cell>
          <table:table-cell table:number-columns-repeated="16382"/>
        </table:table-row>
        <table:table-row table:style-name="ro1">
          <table:table-cell table:number-columns-repeated="3" table:style-name="ce1"/>
          <table:table-cell table:style-name="ce1">
            <draw:frame draw:z-index="1" draw:id="id6" draw:style-name="a6" draw:name="Chart 1" svg:x="0.15in" svg:y="0.07083in" svg:width="7.06667in" svg:height="2.9687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Average of Data_Val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 Indian/Alaska Native</text:p>
          </table:table-cell>
          <table:table-cell office:value-type="percentage" office:value="30.814705882352936" table:style-name="ce13">
            <text:p>3081.5%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ian</text:p>
          </table:table-cell>
          <table:table-cell office:value-type="percentage" office:value="26.571052631578947" table:style-name="ce13">
            <text:p>2657.1%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waiian/Pacific Islander</text:p>
          </table:table-cell>
          <table:table-cell office:value-type="percentage" office:value="42.85" table:style-name="ce13">
            <text:p>4285.0%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ispanic</text:p>
          </table:table-cell>
          <table:table-cell office:value-type="percentage" office:value="32.311904761904763" table:style-name="ce13">
            <text:p>3231.2%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-Hispanic Black</text:p>
          </table:table-cell>
          <table:table-cell office:value-type="percentage" office:value="32.644736842105267" table:style-name="ce13">
            <text:p>3264.5%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-Hispanic White</text:p>
          </table:table-cell>
          <table:table-cell office:value-type="percentage" office:value="26.111904761904764" table:style-name="ce13">
            <text:p>2611.2%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nd Total</text:p>
          </table:table-cell>
          <table:table-cell office:value-type="percentage" office:value="29.782653061224483" table:style-name="ce13">
            <text:p>2978.3%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number-columns-spanned="8" table:number-rows-spanned="1" table:style-name="ce12">
            <text:p>Demographic Analysis on the basis of Ethnicity</text:p>
          </table:table-cell>
          <table:covered-table-cell table:number-columns-repeated="7"/>
          <table:table-cell table:number-columns-repeated="16371"/>
        </table:table-row>
        <table:table-row table:number-rows-repeated="1048557" table:style-name="ro1">
          <table:table-cell table:number-columns-repeated="16384"/>
        </table:table-row>
      </table:table>
      <table:table table:name="Objective_7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(Multiple Item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cationDesc</text:p>
          </table:table-cell>
          <table:table-cell office:value-type="string" table:style-name="ce1">
            <text:p>(Multiple Items)</text:p>
          </table:table-cell>
          <table:table-cell table:number-columns-repeated="16382"/>
        </table:table-row>
        <table:table-row table:style-name="ro1">
          <table:table-cell table:number-columns-repeated="3" table:style-name="ce1"/>
          <table:table-cell table:style-name="ce1">
            <draw:frame draw:z-index="1" draw:id="id7" draw:style-name="a7" draw:name="Chart 1" svg:x="0.31667in" svg:y="0.17917in" svg:width="5in" svg:height="2.96875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Average of Data_Value</text:p>
          </table:table-cell>
          <table:table-cell table:number-columns-repeated="16382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float" office:value="31.341436464088375" table:style-name="ce1">
            <text:p>31.34143646</text:p>
          </table:table-cell>
          <table:table-cell table:number-columns-repeated="16382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float" office:value="31.262702702702668" table:style-name="ce1">
            <text:p>31.2627027</text:p>
          </table:table-cell>
          <table:table-cell/>
          <table:table-cell table:style-name="ce1">
            <draw:frame draw:z-index="2" draw:id="id8" draw:style-name="a8" draw:name="Chart 2" svg:x="0.625in" svg:y="0.04583in" svg:width="5in" svg:height="2.96875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" draw:id="id9" draw:style-name="a9" draw:name="Chart 3" svg:x="0.625in" svg:y="0.04583in" svg:width="5in" svg:height="2.96875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float" office:value="31.456830601092896" table:style-name="ce1">
            <text:p>31.4568306</text:p>
          </table:table-cell>
          <table:table-cell table:number-columns-repeated="16382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float" office:value="31.413114754098363" table:style-name="ce1">
            <text:p>31.41311475</text:p>
          </table:table-cell>
          <table:table-cell table:number-columns-repeated="16382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float" office:value="31.617741935483853" table:style-name="ce1">
            <text:p>31.61774194</text:p>
          </table:table-cell>
          <table:table-cell table:number-columns-repeated="16382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float" office:value="31.78934426229506" table:style-name="ce1">
            <text:p>31.78934426</text:p>
          </table:table-cell>
          <table:table-cell table:number-columns-repeated="16382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float" office:value="29.964285714285715" table:style-name="ce1">
            <text:p>29.96428571</text:p>
          </table:table-cell>
          <table:table-cell table:number-columns-repeated="16382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float" office:value="32.056149732620348" table:style-name="ce1">
            <text:p>32.05614973</text:p>
          </table:table-cell>
          <table:table-cell table:number-columns-repeated="16382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float" office:value="31.700407608695642" table:style-name="ce1">
            <text:p>31.70040761</text:p>
          </table:table-cell>
          <table:table-cell table:number-columns-repeated="16382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float" office:value="32.877900552486189" table:style-name="ce1">
            <text:p>32.87790055</text:p>
          </table:table-cell>
          <table:table-cell table:number-columns-repeated="16382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float" office:value="31.634946236559156" table:style-name="ce1">
            <text:p>31.63494624</text:p>
          </table:table-cell>
          <table:table-cell table:number-columns-repeated="16382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float" office:value="33.013934426229504" table:style-name="ce1">
            <text:p>33.01393443</text:p>
          </table:table-cell>
          <table:table-cell table:number-columns-repeated="16382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float" office:value="33.580645161290306" table:style-name="ce1">
            <text:p>33.580645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nd Total</text:p>
          </table:table-cell>
          <table:table-cell office:value-type="float" office:value="31.690635622025777" table:style-name="ce1">
            <text:p>31.69063562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Objective_8" table:style-name="ta1">
        <table:table-column table:style-name="co12" table:default-cell-style-name="ce2"/>
        <table:table-column table:style-name="co3" table:number-columns-repeated="16383" table:default-cell-style-name="ce1"/>
        <table:table-row table:style-name="ro1">
          <table:table-cell office:value-type="string" table:style-name="ce14">
            <text:p>State</text:p>
          </table:table-cell>
          <table:table-cell office:value-type="string" table:style-name="ce4">
            <text:p>Obesity<text:s/></text:p>
          </table:table-cell>
          <table:table-cell table:number-columns-repeated="16382"/>
        </table:table-row>
        <table:table-row table:style-name="ro1">
          <table:table-cell office:value-type="error" office:string-value="#REF!" table:formula="of:=COM.MICROSOFT.UNIQUE(COM.MICROSOFT.FILTER([.#REF!];[.#REF!] = &quot;Obesity / Weight Status&quot;))" table:number-matrix-columns-spanned="1" table:number-matrix-rows-spanned="55" table:style-name="ce2">
            <text:p>#REF!</text:p>
          </table:table-cell>
          <table:table-cell office:value-type="error" office:string-value="#REF!" table:formula="of:=AVERAGEIFS([.#REF!];[.#REF!]; [.A2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5];[.#REF!]; &quot;Obesity / Weight Status&quot;)" table:style-name="ce1">
            <text:p>#REF!</text:p>
          </table:table-cell>
          <table:table-cell/>
          <table:table-cell table:style-name="ce1">
            <draw:custom-shape svg:x="0.27937in" svg:y="0.02599in" svg:width="4.99802in" svg:height="2.96875in" draw:z-index="1" draw:id="id10" draw:style-name="a12" draw:name="Rectangle 1">
              <svg:title/>
              <svg:desc/>
              <text:p text:style-name="a11" text:class-names="" text:cond-style-name=""><text:span text:style-name="a10" text:class-names="">This chart isn't available in your version of Excel. Editing this shape or saving this workbook into a different file format will permanently break the chart.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6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7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8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9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0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1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2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3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4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5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6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7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8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19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0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1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2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3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4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5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6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7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8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29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0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1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2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3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4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5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6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7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8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39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0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1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2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3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4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5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6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7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8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49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50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51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52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53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54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55];[.#REF!]; &quot;Obesity / Weight Status&quot;)" table:style-name="ce1">
            <text:p>#REF!</text:p>
          </table:table-cell>
          <table:table-cell table:number-columns-repeated="16382"/>
        </table:table-row>
        <table:table-row table:style-name="ro1">
          <table:table-cell office:value-type="error" office:string-value="#REF!" table:style-name="ce2">
            <text:p>#REF!</text:p>
          </table:table-cell>
          <table:table-cell office:value-type="error" office:string-value="#REF!" table:formula="of:=AVERAGEIFS([.#REF!];[.#REF!]; [.A56];[.#REF!]; &quot;Obesity / Weight Status&quot;)" table:style-name="ce1">
            <text:p>#REF!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SlicerAnalysis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number-columns-spanned="6" table:number-rows-spanned="1" table:style-name="ce15">
            <text:p>to study health metrics using relevant slicers</text:p>
          </table:table-cell>
          <table:covered-table-cell table:number-columns-repeated="5"/>
          <table:table-cell table:number-columns-repeated="16373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Average of Data_Value</text:p>
          </table:table-cell>
          <table:table-cell table:number-columns-repeated="2" table:style-name="ce1"/>
          <table:table-cell table:style-name="ce1">
            <draw:frame draw:z-index="1" draw:id="id11" draw:style-name="a13" draw:name="Chart 1" svg:x="0.31667in" svg:y="0.07083in" svg:width="5in" svg:height="2.96875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23.6" table:style-name="ce1">
            <text:p>23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le</text:p>
          </table:table-cell>
          <table:table-cell office:value-type="float" office:value="20.771428571428572" table:style-name="ce1">
            <text:p>20.7714285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(blank)</text:p>
          </table:table-cell>
          <table:table-cell office:value-type="float" office:value="23.804761904761907" table:style-name="ce1">
            <text:p>23.80476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and Total</text:p>
          </table:table-cell>
          <table:table-cell office:value-type="float" office:value="23.680219780219787" table:style-name="ce1">
            <text:p>23.68021978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Dashboard" table:style-name="ta1">
        <table:table-column table:style-name="co18" table:number-columns-repeated="16384" table:default-cell-style-name="ce17"/>
        <table:table-row table:style-name="ro2">
          <table:table-cell office:value-type="string" table:number-columns-spanned="26" table:number-rows-spanned="1" table:style-name="ce18">
            <text:p>Nutrition, Physical Activity and Obesity Behavioral Risk Factor Survey (2011 - 2023)</text:p>
          </table:table-cell>
          <table:covered-table-cell table:number-columns-repeated="25"/>
          <table:table-cell table:number-columns-repeated="7" table:style-name="ce16"/>
          <table:table-cell table:number-columns-repeated="16351" table:style-name="ce1"/>
        </table:table-row>
        <table:table-row table:style-name="ro1">
          <table:table-cell table:style-name="ce17">
            <draw:frame draw:z-index="10" draw:id="id21" draw:style-name="a25" draw:name="Graphic 34" svg:x="0.08333in" svg:y="0.175in" svg:width="0.67083in" svg:height="0.68333in" style:rel-width="scale" style:rel-height="scale">
              <draw:image xlink:href="" xlink:type="simple" xlink:show="embed" xlink:actuate="onLoad"/>
              <svg:title/>
              <svg:desc>Work from home Wi-Fi with solid fill</svg:desc>
            </draw:frame>
            <draw:custom-shape svg:x="0.075in" svg:y="0.10833in" svg:width="0.7375in" svg:height="11.70764in" draw:z-index="9" draw:id="id20" draw:style-name="a24" draw:name="Rectangle 30">
              <svg:title/>
              <svg:desc/>
              <text:p text:style-name="a23" text:class-names="" text:cond-style-name=""><text:span text:style-name="a2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7">
            <draw:frame draw:z-index="7" draw:id="id18" draw:style-name="a20" draw:name="Chart 9" svg:x="0.26667in" svg:y="0.125in" svg:width="4.30417in" svg:height="2.50625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7">
            <draw:frame draw:z-index="5" draw:id="id16" draw:style-name="a18" draw:name="Chart 6" svg:x="0.45139in" svg:y="0.06713in" svg:width="5.92824in" svg:height="2.8842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7">
            <draw:frame draw:z-index="1" draw:id="id12" draw:style-name="a14" draw:name="Chart 1" svg:x="0.00278in" svg:y="0.02222in" svg:width="5.45833in" svg:height="2.9687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7">
            <draw:frame draw:z-index="11" draw:id="id22" draw:style-name="a26" draw:name="Graphic 36" svg:x="0in" svg:y="0.09167in" svg:width="0.77083in" svg:height="0.78333in" style:rel-width="scale" style:rel-height="scale">
              <draw:image xlink:href="" xlink:type="simple" xlink:show="embed" xlink:actuate="onLoad"/>
              <svg:title/>
              <svg:desc>Database with solid fill</svg:desc>
            </draw:frame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7">
            <draw:frame draw:z-index="13" draw:id="id24" draw:style-name="a28" draw:name="Graphic 40" svg:x="0.01667in" svg:y="0.00833in" svg:width="0.84583in" svg:height="0.85833in" style:rel-width="scale" style:rel-height="scale">
              <draw:image xlink:href="" xlink:type="simple" xlink:show="embed" xlink:actuate="onLoad"/>
              <svg:title/>
              <svg:desc>Upward trend with solid fill</svg:desc>
            </draw:frame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7">
            <draw:frame draw:z-index="12" draw:id="id23" draw:style-name="a27" draw:name="Graphic 38" svg:x="0.1in" svg:y="0.10833in" svg:width="0.65417in" svg:height="0.66875in" style:rel-width="scale" style:rel-height="scale">
              <draw:image xlink:href="" xlink:type="simple" xlink:show="embed" xlink:actuate="onLoad"/>
              <svg:title/>
              <svg:desc>Magnifying glass with solid fill</svg:desc>
            </draw:frame>
          </table:table-cell>
          <table:table-cell table:style-name="ce17">
            <draw:frame draw:z-index="2" draw:id="id13" draw:style-name="a15" draw:name="Chart 3" svg:x="0.02685in" svg:y="0.06343in" svg:width="5.53333in" svg:height="2.63958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7">
            <draw:frame draw:z-index="8" draw:id="id19" draw:style-name="a21" draw:name="Chart 10" svg:x="0.52083in" svg:y="0.02546in" svg:width="4.83333in" svg:height="2.96875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7">
            <draw:frame draw:z-index="16" draw:id="id27" draw:style-name="a33" draw:name="Chart 44" svg:x="0.52824in" svg:y="0.10833in" svg:width="5.6125in" svg:height="2.96875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7">
            <draw:frame draw:z-index="14" draw:id="id25" draw:style-name="a29" draw:name="Graphic 42" svg:x="0in" svg:y="0.13796in" svg:width="0.7875in" svg:height="0.8in" style:rel-width="scale" style:rel-height="scale">
              <draw:image xlink:href="" xlink:type="simple" xlink:show="embed" xlink:actuate="onLoad"/>
              <svg:title/>
              <svg:desc>Question Mark with solid fill</svg:desc>
            </draw:frame>
          </table:table-cell>
          <table:table-cell table:number-columns-repeated="16383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table:style-name="ce17">
            <draw:frame draw:z-index="3" draw:id="id14" draw:style-name="a16" draw:name="Chart 4" svg:x="0.275in" svg:y="0.00833in" svg:width="5.25in" svg:height="3.39792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7">
            <draw:frame draw:z-index="6" draw:id="id17" draw:style-name="a19" draw:name="Chart 7" svg:x="0in" svg:y="0.10833in" svg:width="4.83333in" svg:height="2.96875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7">
            <draw:custom-shape svg:x="0.07963in" svg:y="0.15278in" svg:width="4.83829in" svg:height="2.94494in" draw:z-index="15" draw:id="id26" draw:style-name="a32" draw:name="Rectangle 15">
              <svg:title/>
              <svg:desc/>
              <text:p text:style-name="a31" text:class-names="" text:cond-style-name=""><text:span text:style-name="a30" text:class-names="">This chart isn't available in your version of Excel. Editing this shape or saving this workbook into a different file format will permanently break the chart.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5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7">
            <draw:frame draw:z-index="4" draw:id="id15" draw:style-name="a17" draw:name="Chart 5" svg:x="0.00069in" svg:y="0.1088in" svg:width="5.89375in" svg:height="3.183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30" table:style-name="ro1">
          <table:table-cell table:number-columns-repeated="16384"/>
        </table:table-row>
      </table:table>
      <table:named-expressions>
        <table:named-expression table:name="Slicer_Age_years" table:expression="of:=&quot;&quot;" table:base-cell-address="Objective1_.$A$1"/>
        <table:named-expression table:name="Slicer_Class" table:expression="of:=&quot;&quot;" table:base-cell-address="Objective1_.$A$1"/>
        <table:named-expression table:name="Slicer_Data_Value" table:expression="of:=&quot;&quot;" table:base-cell-address="Objective1_.$A$1"/>
        <table:named-expression table:name="Slicer_LocationDesc1" table:expression="of:=&quot;&quot;" table:base-cell-address="Objective1_.$A$1"/>
        <table:named-expression table:name="Slicer_Question" table:expression="of:=&quot;&quot;" table:base-cell-address="Objective1_.$A$1"/>
        <table:named-expression table:name="Slicer_Sex" table:expression="of:=&quot;&quot;" table:base-cell-address="Objective1_.$A$1"/>
        <table:named-expression table:name="Slicer_Stratification1" table:expression="of:=&quot;&quot;" table:base-cell-address="Objective1_.$A$1"/>
        <table:named-expression table:name="Slicer_YearStart" table:expression="of:=&quot;&quot;" table:base-cell-address="Objective1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dc:description/>
    <dc:subject/>
    <meta:initial-creator>YASHWANTHKUMAR BVA</meta:initial-creator>
    <dc:creator>Arpita Yadav</dc:creator>
    <meta:creation-date>2025-04-12T10:45:28Z</meta:creation-date>
    <dc:date>2025-04-12T17:44:30Z</dc:date>
    <meta:user-defined meta:name="ContentTypeId">0x0101006A90E82CBBA2904880868ED9335D2FA5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line" svg:height="213.75pt" svg:width="360.0pt" chart:style-name="Crt0">
        <chart:title svg:x="103.91pt" svg:y="14.40740157480315pt" chart:style-name="CT00">
          <text:p text:style-name="a0" text:class-names="" text:cond-style-name="">Obesity Trend (2011–2020)</text:p>
        </chart:title>
        <chart:legend chart:legend-position="end" chart:legend-align="center" chart:style-name="Lgnd"/>
        <chart:plot-area svg:x="5.0pt" svg:y="53.5351968503937pt" svg:width="289.9908661417323pt" svg:height="136.0569291338583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line" chart:attached-axis="primary-y" chart:style-name="G0S0">
            <chart:data-label chart:style-name="DL00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2011 2011</text:p>
            </table:table-cell>
            <table:table-cell office:value-type="float" office:value="31.341436464088375"/>
          </table:table-row>
          <table:table-row>
            <table:table-cell office:value-type="string">
              <text:p>2012 2012</text:p>
            </table:table-cell>
            <table:table-cell office:value-type="float" office:value="31.262702702702668"/>
          </table:table-row>
          <table:table-row>
            <table:table-cell office:value-type="string">
              <text:p>2013 2013</text:p>
            </table:table-cell>
            <table:table-cell office:value-type="float" office:value="31.456830601092896"/>
          </table:table-row>
          <table:table-row>
            <table:table-cell office:value-type="string">
              <text:p>2014 2014</text:p>
            </table:table-cell>
            <table:table-cell office:value-type="float" office:value="31.413114754098363"/>
          </table:table-row>
          <table:table-row>
            <table:table-cell office:value-type="string">
              <text:p>2015 2015</text:p>
            </table:table-cell>
            <table:table-cell office:value-type="float" office:value="31.617741935483853"/>
          </table:table-row>
          <table:table-row>
            <table:table-cell office:value-type="string">
              <text:p>2016 2016</text:p>
            </table:table-cell>
            <table:table-cell office:value-type="float" office:value="31.78934426229506"/>
          </table:table-row>
          <table:table-row>
            <table:table-cell office:value-type="string">
              <text:p>2017 2017</text:p>
            </table:table-cell>
            <table:table-cell office:value-type="float" office:value="31.973351648351652"/>
          </table:table-row>
          <table:table-row>
            <table:table-cell office:value-type="string">
              <text:p>2018 2018</text:p>
            </table:table-cell>
            <table:table-cell office:value-type="float" office:value="32.056149732620348"/>
          </table:table-row>
          <table:table-row>
            <table:table-cell office:value-type="string">
              <text:p>2019 2019</text:p>
            </table:table-cell>
            <table:table-cell office:value-type="float" office:value="32.65625"/>
          </table:table-row>
          <table:table-row>
            <table:table-cell office:value-type="string">
              <text:p>2020 2020</text:p>
            </table:table-cell>
            <table:table-cell office:value-type="float" office:value="32.87790055248618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P10">
      <style:graphic-properties draw:fill="solid" draw:fill-color="#255e91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698ed0" draw:opacity="100%" draw:stroke="solid" svg:stroke-width="0.02083in" svg:stroke-color="#ffffff" svg:stroke-opacity="100%"/>
    </style:style>
  </office:automatic-styles>
  <office:body>
    <office:chart>
      <chart:chart chart:class="chart:circle" svg:height="213.75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14"/>
          </chart:axis>
          <chart:axis chart:dimension="y"/>
          <chart:series chart:label-cell-address="local-table.$B$1" chart:values-cell-range-address="local-table.$B$2:.$B$1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2011</text:p>
            </table:table-cell>
            <table:table-cell office:value-type="float" office:value="31.341436464088375"/>
          </table:table-row>
          <table:table-row>
            <table:table-cell office:value-type="string">
              <text:p>2012</text:p>
            </table:table-cell>
            <table:table-cell office:value-type="float" office:value="31.262702702702668"/>
          </table:table-row>
          <table:table-row>
            <table:table-cell office:value-type="string">
              <text:p>2013</text:p>
            </table:table-cell>
            <table:table-cell office:value-type="float" office:value="31.456830601092896"/>
          </table:table-row>
          <table:table-row>
            <table:table-cell office:value-type="string">
              <text:p>2014</text:p>
            </table:table-cell>
            <table:table-cell office:value-type="float" office:value="31.413114754098363"/>
          </table:table-row>
          <table:table-row>
            <table:table-cell office:value-type="string">
              <text:p>2015</text:p>
            </table:table-cell>
            <table:table-cell office:value-type="float" office:value="31.617741935483853"/>
          </table:table-row>
          <table:table-row>
            <table:table-cell office:value-type="string">
              <text:p>2016</text:p>
            </table:table-cell>
            <table:table-cell office:value-type="float" office:value="31.78934426229506"/>
          </table:table-row>
          <table:table-row>
            <table:table-cell office:value-type="string">
              <text:p>2017</text:p>
            </table:table-cell>
            <table:table-cell office:value-type="float" office:value="29.964285714285715"/>
          </table:table-row>
          <table:table-row>
            <table:table-cell office:value-type="string">
              <text:p>2018</text:p>
            </table:table-cell>
            <table:table-cell office:value-type="float" office:value="32.056149732620348"/>
          </table:table-row>
          <table:table-row>
            <table:table-cell office:value-type="string">
              <text:p>2019</text:p>
            </table:table-cell>
            <table:table-cell office:value-type="float" office:value="31.700407608695642"/>
          </table:table-row>
          <table:table-row>
            <table:table-cell office:value-type="string">
              <text:p>2020</text:p>
            </table:table-cell>
            <table:table-cell office:value-type="float" office:value="32.877900552486189"/>
          </table:table-row>
          <table:table-row>
            <table:table-cell office:value-type="string">
              <text:p>2021</text:p>
            </table:table-cell>
            <table:table-cell office:value-type="float" office:value="31.634946236559156"/>
          </table:table-row>
          <table:table-row>
            <table:table-cell office:value-type="string">
              <text:p>2022</text:p>
            </table:table-cell>
            <table:table-cell office:value-type="float" office:value="33.013934426229504"/>
          </table:table-row>
          <table:table-row>
            <table:table-cell office:value-type="string">
              <text:p>2023</text:p>
            </table:table-cell>
            <table:table-cell office:value-type="float" office:value="33.580645161290306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a5a5a5" draw:opacity="100%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3.75pt" svg:width="360.0pt" chart:style-name="Crt0">
        <chart:legend chart:legend-position="end" chart:legend-align="center" chart:style-name="Lgnd"/>
        <chart:plot-area chart:style-name="Plt0" chart:data-source-has-labels="both" dr3d:transform="matrix (0.90630677104982404 0 -0.42262044052464098 -0.42101227534181973 8.7154845206126708E-2 -0.90285807133159102 3.6833419074870144E-2 0.99619477661604683 7.8989026340111568E-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23.6"/>
          </table:table-row>
          <table:table-row>
            <table:table-cell office:value-type="string">
              <text:p>Male</text:p>
            </table:table-cell>
            <table:table-cell office:value-type="float" office:value="20.771428571428572"/>
          </table:table-row>
          <table:table-row>
            <table:table-cell office:value-type="string">
              <text:p>(blank)</text:p>
            </table:table-cell>
            <table:table-cell office:value-type="float" office:value="23.804761904761907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line" svg:height="213.75pt" svg:width="392.9996850393701pt" chart:style-name="Crt0">
        <chart:title svg:x="113.4349606299213pt" svg:y="14.40740157480315pt" chart:style-name="CT00">
          <text:p text:style-name="a0" text:class-names="" text:cond-style-name="">Obesity Trend (2011–2020)</text:p>
        </chart:title>
        <chart:legend chart:legend-position="end" chart:legend-align="center" chart:style-name="Lgnd"/>
        <chart:plot-area svg:x="30.74811023622047pt" svg:y="43.63937007874016pt" svg:width="312.8222047244095pt" svg:height="136.0569291338583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line" chart:attached-axis="primary-y" chart:style-name="G0S0">
            <chart:data-label chart:style-name="DL00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2011 2011</text:p>
            </table:table-cell>
            <table:table-cell office:value-type="float" office:value="31.341436464088375"/>
          </table:table-row>
          <table:table-row>
            <table:table-cell office:value-type="string">
              <text:p>2012 2012</text:p>
            </table:table-cell>
            <table:table-cell office:value-type="float" office:value="31.262702702702668"/>
          </table:table-row>
          <table:table-row>
            <table:table-cell office:value-type="string">
              <text:p>2013 2013</text:p>
            </table:table-cell>
            <table:table-cell office:value-type="float" office:value="31.456830601092896"/>
          </table:table-row>
          <table:table-row>
            <table:table-cell office:value-type="string">
              <text:p>2014 2014</text:p>
            </table:table-cell>
            <table:table-cell office:value-type="float" office:value="31.413114754098363"/>
          </table:table-row>
          <table:table-row>
            <table:table-cell office:value-type="string">
              <text:p>2015 2015</text:p>
            </table:table-cell>
            <table:table-cell office:value-type="float" office:value="31.617741935483853"/>
          </table:table-row>
          <table:table-row>
            <table:table-cell office:value-type="string">
              <text:p>2016 2016</text:p>
            </table:table-cell>
            <table:table-cell office:value-type="float" office:value="31.78934426229506"/>
          </table:table-row>
          <table:table-row>
            <table:table-cell office:value-type="string">
              <text:p>2017 2017</text:p>
            </table:table-cell>
            <table:table-cell office:value-type="float" office:value="31.973351648351652"/>
          </table:table-row>
          <table:table-row>
            <table:table-cell office:value-type="string">
              <text:p>2018 2018</text:p>
            </table:table-cell>
            <table:table-cell office:value-type="float" office:value="32.056149732620348"/>
          </table:table-row>
          <table:table-row>
            <table:table-cell office:value-type="string">
              <text:p>2019 2019</text:p>
            </table:table-cell>
            <table:table-cell office:value-type="float" office:value="32.65625"/>
          </table:table-row>
          <table:table-row>
            <table:table-cell office:value-type="string">
              <text:p>2020 2020</text:p>
            </table:table-cell>
            <table:table-cell office:value-type="float" office:value="32.877900552486189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stacked="true" chart:auto-position="true" chart:right-angled-axes="false"/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0.0496850393701pt" svg:width="398.39968503937pt" chart:style-name="Crt0">
        <chart:title chart:style-name="CT00">
          <text:p text:style-name="a0" text:class-names="" text:cond-style-name="">Time Series Comparison of Health Trends per State</text:p>
        </chart:title>
        <chart:legend chart:legend-position="end" chart:legend-align="center" chart:style-name="Lgnd"/>
        <chart:plot-area chart:style-name="Plt0" chart:data-source-has-labels="both" dr3d:transform="matrix (0.99564446382742022 -2.9808720977665768E-2 -8.8337657901281785E-2 3.6833428844505134E-2 0.99619477459360894 7.8989047291029929E-2 8.5646950730104698E-2 -8.1898786474913679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4"/>
          </chart:axis>
          <chart:axis chart:dimension="z" chart:name="primary-z" chart:style-name="Axs1"/>
          <chart:series chart:label-cell-address="local-table.$B$1" chart:values-cell-range-address="local-table.$B$2:.$B$14" chart:class="chart:bar" chart:attached-axis="primary-y" chart:style-name="G0S0">
            <chart:data-label chart:style-name="DL00"/>
            <chart:data-point chart:repeated="13"/>
          </chart:series>
          <chart:series chart:label-cell-address="local-table.$C$1" chart:values-cell-range-address="local-table.$C$2:.$C$14" chart:class="chart:bar" chart:attached-axis="primary-y" chart:style-name="G0S1">
            <chart:data-label chart:style-name="DL01"/>
            <chart:data-point chart:repeated="13"/>
          </chart:series>
          <chart:series chart:label-cell-address="local-table.$D$1" chart:values-cell-range-address="local-table.$D$2:.$D$14" chart:class="chart:bar" chart:attached-axis="primary-y" chart:style-name="G0S2">
            <chart:data-label chart:style-name="DL02"/>
            <chart:data-point chart:repeated="13"/>
          </chart:series>
          <chart:series chart:label-cell-address="local-table.$E$1" chart:values-cell-range-address="local-table.$E$2:.$E$14" chart:class="chart:bar" chart:attached-axis="primary-y" chart:style-name="G0S3">
            <chart:data-label chart:style-name="DL03"/>
            <chart:data-point chart:repeated="13"/>
          </chart:series>
          <chart:series chart:label-cell-address="local-table.$F$1" chart:values-cell-range-address="local-table.$F$2:.$F$14" chart:class="chart:bar" chart:attached-axis="primary-y" chart:style-name="G0S4">
            <chart:data-label chart:style-name="DL04"/>
            <chart:data-point chart:repeated="13"/>
          </chart:series>
          <chart:series chart:label-cell-address="local-table.$G$1" chart:values-cell-range-address="local-table.$G$2:.$G$14" chart:class="chart:bar" chart:attached-axis="primary-y" chart:style-name="G0S5">
            <chart:data-label chart:style-name="DL05"/>
            <chart:data-point chart:repeated="13"/>
          </chart:series>
          <chart:series chart:label-cell-address="local-table.$H$1" chart:values-cell-range-address="local-table.$H$2:.$H$14" chart:class="chart:bar" chart:attached-axis="primary-y" chart:style-name="G0S6">
            <chart:data-label chart:style-name="DL06"/>
            <chart:data-point chart:repeated="13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Alaska</text:p>
              </table:table-cell>
              <table:table-cell office:value-type="string">
                <text:p>California</text:p>
              </table:table-cell>
              <table:table-cell office:value-type="string">
                <text:p>Illinois</text:p>
              </table:table-cell>
              <table:table-cell office:value-type="string">
                <text:p>Maryland</text:p>
              </table:table-cell>
              <table:table-cell office:value-type="string">
                <text:p>Michigan</text:p>
              </table:table-cell>
              <table:table-cell office:value-type="string">
                <text:p>New York</text:p>
              </table:table-cell>
              <table:table-cell office:value-type="string">
                <text:p>Washington</text:p>
              </table:table-cell>
            </table:table-row>
          </table:table-header-rows>
          <table:table-row>
            <table:table-cell office:value-type="string">
              <text:p>2011</text:p>
            </table:table-cell>
            <table:table-cell office:value-type="float" office:value="33.031999999999996"/>
            <table:table-cell office:value-type="float" office:value="29.92407407407407"/>
            <table:table-cell office:value-type="float" office:value="31.704000000000001"/>
            <table:table-cell office:value-type="float" office:value="31.653846153846157"/>
            <table:table-cell office:value-type="float" office:value="32.392307692307682"/>
            <table:table-cell office:value-type="float" office:value="30.10400000000001"/>
            <table:table-cell office:value-type="float" office:value="30.690740740740736"/>
          </table:table-row>
          <table:table-row>
            <table:table-cell office:value-type="string">
              <text:p>2012</text:p>
            </table:table-cell>
            <table:table-cell office:value-type="float" office:value="31.688888888888886"/>
            <table:table-cell office:value-type="float" office:value="29.961111111111112"/>
            <table:table-cell office:value-type="float" office:value="31.189999999999994"/>
            <table:table-cell office:value-type="float" office:value="31.707407407407413"/>
            <table:table-cell office:value-type="float" office:value="32.28846153846154"/>
            <table:table-cell office:value-type="float" office:value="30.49400000000001"/>
            <table:table-cell office:value-type="float" office:value="31.476785714285715"/>
          </table:table-row>
          <table:table-row>
            <table:table-cell office:value-type="string">
              <text:p>2013</text:p>
            </table:table-cell>
            <table:table-cell office:value-type="float" office:value="32.549999999999997"/>
            <table:table-cell office:value-type="float" office:value="30.496153846153838"/>
            <table:table-cell office:value-type="float" office:value="31.857999999999993"/>
            <table:table-cell office:value-type="float" office:value="31.575925925925933"/>
            <table:table-cell office:value-type="float" office:value="32.503846153846162"/>
            <table:table-cell office:value-type="float" office:value="30.569230769230767"/>
            <table:table-cell office:value-type="float" office:value="30.68518518518519"/>
          </table:table-row>
          <table:table-row>
            <table:table-cell office:value-type="string">
              <text:p>2014</text:p>
            </table:table-cell>
            <table:table-cell office:value-type="float" office:value="32.319230769230749"/>
            <table:table-cell office:value-type="float" office:value="29.774074074074079"/>
            <table:table-cell office:value-type="float" office:value="31.104000000000006"/>
            <table:table-cell office:value-type="float" office:value="32.724074074074061"/>
            <table:table-cell office:value-type="float" office:value="32.29615384615385"/>
            <table:table-cell office:value-type="float" office:value="30.391999999999989"/>
            <table:table-cell office:value-type="float" office:value="31.249999999999996"/>
          </table:table-row>
          <table:table-row>
            <table:table-cell office:value-type="string">
              <text:p>2015</text:p>
            </table:table-cell>
            <table:table-cell office:value-type="float" office:value="33.163461538461533"/>
            <table:table-cell office:value-type="float" office:value="30.368518518518517"/>
            <table:table-cell office:value-type="float" office:value="32.618000000000009"/>
            <table:table-cell office:value-type="float" office:value="31.609259259259268"/>
            <table:table-cell office:value-type="float" office:value="32.579629629629643"/>
            <table:table-cell office:value-type="float" office:value="29.734615384615385"/>
            <table:table-cell office:value-type="float" office:value="31.323214285714283"/>
          </table:table-row>
          <table:table-row>
            <table:table-cell office:value-type="string">
              <text:p>2016</text:p>
            </table:table-cell>
            <table:table-cell office:value-type="float" office:value="32.691666666666663"/>
            <table:table-cell office:value-type="float" office:value="30.920370370370378"/>
            <table:table-cell office:value-type="float" office:value="31.71200000000001"/>
            <table:table-cell office:value-type="float" office:value="31.93703703703704"/>
            <table:table-cell office:value-type="float" office:value="33.515384615384612"/>
            <table:table-cell office:value-type="float" office:value="30.194444444444443"/>
            <table:table-cell office:value-type="float" office:value="31.712962962962958"/>
          </table:table-row>
          <table:table-row>
            <table:table-cell office:value-type="string">
              <text:p>2017</text:p>
            </table:table-cell>
            <table:table-cell office:value-type="float" office:value="33.152083333333337"/>
            <table:table-cell office:value-type="float" office:value="30.99259259259259"/>
            <table:table-cell office:value-type="float" office:value="32.351999999999997"/>
            <table:table-cell office:value-type="float" office:value="32.881481481481494"/>
            <table:table-cell office:value-type="float" office:value="33.123076923076923"/>
            <table:table-cell office:value-type="float" office:value="30.367307692307691"/>
            <table:table-cell office:value-type="float" office:value="31.087037037037039"/>
          </table:table-row>
          <table:table-row>
            <table:table-cell office:value-type="string">
              <text:p>2018</text:p>
            </table:table-cell>
            <table:table-cell office:value-type="float" office:value="31.27"/>
            <table:table-cell office:value-type="float" office:value="31.364814814814828"/>
            <table:table-cell office:value-type="float" office:value="32.651999999999994"/>
            <table:table-cell office:value-type="float" office:value="32.746296296296293"/>
            <table:table-cell office:value-type="float" office:value="33.279629629629625"/>
            <table:table-cell office:value-type="float" office:value="31.416071428571431"/>
            <table:table-cell office:value-type="float" office:value="31.6875"/>
          </table:table-row>
          <table:table-row>
            <table:table-cell office:value-type="string">
              <text:p>2019</text:p>
            </table:table-cell>
            <table:table-cell office:value-type="float" office:value="33.122916666666661"/>
            <table:table-cell office:value-type="float" office:value="31.724074074074085"/>
            <table:table-cell office:value-type="float" office:value="32.69"/>
            <table:table-cell office:value-type="float" office:value="33.220370370370361"/>
            <table:table-cell office:value-type="float" office:value="34.550000000000004"/>
            <table:table-cell office:value-type="float" office:value="31.627777777777784"/>
            <table:table-cell office:value-type="float" office:value="31.712962962962962"/>
          </table:table-row>
          <table:table-row>
            <table:table-cell office:value-type="string">
              <text:p>2020</text:p>
            </table:table-cell>
            <table:table-cell office:value-type="float" office:value="33.165999999999997"/>
            <table:table-cell office:value-type="float" office:value="32.226000000000013"/>
            <table:table-cell office:value-type="float" office:value="34.200000000000003"/>
            <table:table-cell office:value-type="float" office:value="33.025925925925932"/>
            <table:table-cell office:value-type="float" office:value="34.56600000000001"/>
            <table:table-cell office:value-type="float" office:value="31.074074074074066"/>
            <table:table-cell office:value-type="float" office:value="32.158928571428554"/>
          </table:table-row>
          <table:table-row>
            <table:table-cell office:value-type="string">
              <text:p>2021</text:p>
            </table:table-cell>
            <table:table-cell office:value-type="float" office:value="33.494444444444454"/>
            <table:table-cell office:value-type="float" office:value="32.350000000000009"/>
            <table:table-cell office:value-type="float" office:value="34.429166666666674"/>
            <table:table-cell office:value-type="float" office:value="33.983333333333334"/>
            <table:table-cell office:value-type="float" office:value="33.898148148148145"/>
            <table:table-cell office:value-type="float" office:value="32.231481481481481"/>
            <table:table-cell office:value-type="float" office:value="32.787499999999994"/>
          </table:table-row>
          <table:table-row>
            <table:table-cell office:value-type="string">
              <text:p>2022</text:p>
            </table:table-cell>
            <table:table-cell office:value-type="float" office:value="33.911538461538456"/>
            <table:table-cell office:value-type="float" office:value="31.805555555555564"/>
            <table:table-cell office:value-type="float" office:value="33.299999999999997"/>
            <table:table-cell office:value-type="float" office:value="33.434615384615391"/>
            <table:table-cell office:value-type="float" office:value="33.086538461538467"/>
            <table:table-cell office:value-type="float" office:value="31.926923076923082"/>
            <table:table-cell office:value-type="float" office:value="33.664814814814811"/>
          </table:table-row>
          <table:table-row>
            <table:table-cell office:value-type="string">
              <text:p>2023</text:p>
            </table:table-cell>
            <table:table-cell office:value-type="float" office:value="33.771153846153844"/>
            <table:table-cell office:value-type="float" office:value="32.100000000000009"/>
            <table:table-cell office:value-type="float" office:value="35.311999999999991"/>
            <table:table-cell office:value-type="float" office:value="34.698148148148142"/>
            <table:table-cell office:value-type="float" office:value="33.730769230769234"/>
            <table:table-cell office:value-type="float" office:value="32.035185185185185"/>
            <table:table-cell office:value-type="float" office:value="33.55892857142857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2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4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44.6502362204724pt" svg:width="378.0pt" chart:style-name="Crt0">
        <chart:title svg:x="38.90968503937008pt" svg:y="16.82464566929134pt" chart:style-name="CT00">
          <text:p text:style-name="a1" text:class-names="" text:cond-style-name="">Correlation between Physical Activity and Obesity %<text:s text:c="1"/></text:p>
        </chart:title>
        <chart:legend chart:legend-position="bottom" chart:legend-align="center" chart:style-name="Lgnd"/>
        <chart:plot-area svg:x="11.44826771653543pt" svg:y="35.38433070866142pt" svg:width="366.0235433070866pt" svg:height="174.146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Objective_3.$B$1" chart:values-cell-range-address="Objective_3.$B$2:.$B$56" chart:class="chart:scatter" chart:attached-axis="primary-y" chart:style-name="G0S0">
            <chart:domain table:cell-range-address="Objective_3.$A$2:.$A$56"/>
            <chart:regression-curve chart:style-name="T000">
              <chart:equation chart:automatic-content="true" chart:display-equation="true" chart:display-r-square="true" svg:x="53.71062992125984pt" svg:y="160.2255118110236pt" chart:style-name="TL000"/>
            </chart:regression-curve>
            <chart:data-point chart:repeated="55"/>
          </chart:series>
          <chart:series chart:label-cell-address="Objective_3.$C$1" chart:values-cell-range-address="Objective_3.$C$2:.$C$56" chart:class="chart:scatter" chart:attached-axis="primary-y" chart:style-name="G0S1">
            <chart:domain table:cell-range-address="Objective_3.$A$2:.$A$56"/>
            <chart:regression-curve chart:style-name="T010">
              <chart:equation chart:automatic-content="true" chart:display-equation="true" chart:display-r-square="true" svg:x="257.5485039370079pt" svg:y="157.96031496063pt" chart:style-name="TL010"/>
            </chart:regression-curve>
            <chart:data-point chart:repeated="5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stroke-dash draw:name="a2" draw:style="rect" draw:dots1="1" draw:dots1-length="0.06249in" draw:distance="0in"/>
    <draw:stroke-dash draw:name="a4" draw:style="rect" draw:dots1="1" draw:dots1-length="0.06249in" draw:distance="0in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G0S1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255e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4368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698e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0" chart:link-data-style-to-source="false" chart:visible="true" chart:logarithmic="false" chart:maximum="4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9973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9.1996850393701pt" svg:width="424.35pt" chart:style-name="Crt0">
        <chart:title svg:x="148.2689763779528pt" svg:y="16.50992125984252pt" chart:style-name="CT00">
          <text:p text:style-name="a0" text:class-names="" text:cond-style-name="">Obesity Rates by Sex<text:line-break/></text:p>
        </chart:title>
        <chart:legend chart:legend-position="end" chart:legend-align="center" chart:style-name="Lgnd"/>
        <chart:plot-area svg:x="82.74527559055119pt" svg:y="70.99551181102362pt" svg:width="311.9549606299212pt" svg:height="144.53787401574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label chart:style-name="DL02"/>
            <chart:data-point chart:repeated="2"/>
          </chart:series>
          <chart:series chart:label-cell-address="local-table.$E$1" chart:values-cell-range-address="local-table.$E$2:.$E$3" chart:class="chart:bar" chart:attached-axis="primary-y" chart:style-name="G0S3">
            <chart:data-label chart:style-name="DL03"/>
            <chart:data-point chart:repeated="2"/>
          </chart:series>
          <chart:series chart:label-cell-address="local-table.$F$1" chart:values-cell-range-address="local-table.$F$2:.$F$3" chart:class="chart:bar" chart:attached-axis="primary-y" chart:style-name="G0S4">
            <chart:data-label chart:style-name="DL04"/>
            <chart:data-point chart:repeated="2"/>
          </chart:series>
          <chart:series chart:label-cell-address="local-table.$G$1" chart:values-cell-range-address="local-table.$G$2:.$G$3" chart:class="chart:bar" chart:attached-axis="primary-y" chart:style-name="G0S5">
            <chart:data-label chart:style-name="DL05"/>
            <chart:data-point chart:repeated="2"/>
          </chart:series>
          <chart:series chart:label-cell-address="local-table.$H$1" chart:values-cell-range-address="local-table.$H$2:.$H$3" chart:class="chart:bar" chart:attached-axis="primary-y" chart:style-name="G0S6">
            <chart:data-label chart:style-name="DL06"/>
            <chart:data-point chart:repeated="2"/>
          </chart:series>
          <chart:series chart:label-cell-address="local-table.$I$1" chart:values-cell-range-address="local-table.$I$2:.$I$3" chart:class="chart:bar" chart:attached-axis="primary-y" chart:style-name="G0S7">
            <chart:data-label chart:style-name="DL07"/>
            <chart:data-point chart:repeated="2"/>
          </chart:series>
          <chart:series chart:label-cell-address="local-table.$J$1" chart:values-cell-range-address="local-table.$J$2:.$J$3" chart:class="chart:bar" chart:attached-axis="primary-y" chart:style-name="G0S8">
            <chart:data-label chart:style-name="DL08"/>
            <chart:data-point chart:repeated="2"/>
          </chart:series>
          <chart:series chart:label-cell-address="local-table.$K$1" chart:values-cell-range-address="local-table.$K$2:.$K$3" chart:class="chart:bar" chart:attached-axis="primary-y" chart:style-name="G0S9">
            <chart:data-label chart:style-name="DL09"/>
            <chart:data-point chart:repeated="2"/>
          </chart:series>
          <chart:series chart:label-cell-address="local-table.$L$1" chart:values-cell-range-address="local-table.$L$2:.$L$3" chart:class="chart:bar" chart:attached-axis="primary-y" chart:style-name="G0S10">
            <chart:data-label chart:style-name="DL010"/>
            <chart:data-point chart:repeated="2"/>
          </chart:series>
          <chart:series chart:label-cell-address="local-table.$M$1" chart:values-cell-range-address="local-table.$M$2:.$M$3" chart:class="chart:bar" chart:attached-axis="primary-y" chart:style-name="G0S11">
            <chart:data-label chart:style-name="DL011"/>
            <chart:data-point chart:repeated="2"/>
          </chart:series>
          <chart:series chart:label-cell-address="local-table.$N$1" chart:values-cell-range-address="local-table.$N$2:.$N$3" chart:class="chart:bar" chart:attached-axis="primary-y" chart:style-name="G0S12">
            <chart:data-label chart:style-name="DL012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/>
              <table:table-cell office:value-type="string">
                <text:p>2011</text:p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  <table:table-cell office:value-type="string">
                <text:p>2016</text:p>
              </table:table-cell>
              <table:table-cell office:value-type="string">
                <text:p>2017</text:p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  <table:table-cell office:value-type="string">
                <text:p>2023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30.2734693877551"/>
            <table:table-cell office:value-type="float" office:value="26.609523809523807"/>
            <table:table-cell office:value-type="float" office:value="30.295918367346935"/>
            <table:table-cell office:value-type="float" office:value="27.123809523809523"/>
            <table:table-cell office:value-type="float" office:value="30.726530612244904"/>
            <table:table-cell office:value-type="float" office:value="27.538095238095234"/>
            <table:table-cell office:value-type="float" office:value="29.222222222222214"/>
            <table:table-cell office:value-type="float" office:value="27.742857142857144"/>
            <table:table-cell office:value-type="float" office:value="30.904761904761902"/>
            <table:table-cell office:value-type="float" office:value="28.176190476190477"/>
            <table:table-cell office:value-type="float" office:value="27.925714285714275"/>
            <table:table-cell office:value-type="float" office:value="28.766666666666669"/>
            <table:table-cell office:value-type="float" office:value="36.202040816326544"/>
          </table:table-row>
          <table:table-row>
            <table:table-cell office:value-type="string">
              <text:p>Male</text:p>
            </table:table-cell>
            <table:table-cell office:value-type="float" office:value="34.416326530612238"/>
            <table:table-cell office:value-type="float" office:value="29.585714285714289"/>
            <table:table-cell office:value-type="float" office:value="34.479591836734706"/>
            <table:table-cell office:value-type="float" office:value="29.842857142857145"/>
            <table:table-cell office:value-type="float" office:value="34.46122448979591"/>
            <table:table-cell office:value-type="float" office:value="29.857142857142858"/>
            <table:table-cell office:value-type="float" office:value="33.4"/>
            <table:table-cell office:value-type="float" office:value="29.890476190476193"/>
            <table:table-cell office:value-type="float" office:value="35.093650793650795"/>
            <table:table-cell office:value-type="float" office:value="30.342857142857145"/>
            <table:table-cell office:value-type="float" office:value="30.657142857142851"/>
            <table:table-cell office:value-type="float" office:value="30"/>
            <table:table-cell office:value-type="float" office:value="40.006122448979603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adar" svg:height="207.6666929133858pt" svg:width="426.8332283464567pt" chart:style-name="Crt0">
        <chart:title chart:style-name="CT00">
          <text:p text:style-name="a0" text:class-names="" text:cond-style-name="">Nutrition Awareness by Income Level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  <chart:grid chart:class="major" chart:style-name="GMa1"/>
          </chart:axis>
          <chart:series chart:label-cell-address="local-table.$B$1" chart:values-cell-range-address="local-table.$B$2:.$B$8" chart:class="chart:radar" chart:attached-axis="primary-y" chart:style-name="G0S0">
            <chart:data-label chart:style-name="DL00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$15,000 - $24,999</text:p>
            </table:table-cell>
            <table:table-cell office:value-type="float" office:value="33.728571428571428"/>
          </table:table-row>
          <table:table-row>
            <table:table-cell office:value-type="string">
              <text:p>$25,000 - $34,999</text:p>
            </table:table-cell>
            <table:table-cell office:value-type="float" office:value="31.411904761904754"/>
          </table:table-row>
          <table:table-row>
            <table:table-cell office:value-type="string">
              <text:p>$35,000 - $49,999</text:p>
            </table:table-cell>
            <table:table-cell office:value-type="float" office:value="29.628571428571437"/>
          </table:table-row>
          <table:table-row>
            <table:table-cell office:value-type="string">
              <text:p>$50,000 - $74,999</text:p>
            </table:table-cell>
            <table:table-cell office:value-type="float" office:value="27.421428571428567"/>
          </table:table-row>
          <table:table-row>
            <table:table-cell office:value-type="string">
              <text:p>$75,000 or greater</text:p>
            </table:table-cell>
            <table:table-cell office:value-type="float" office:value="24.269047619047619"/>
          </table:table-row>
          <table:table-row>
            <table:table-cell office:value-type="string">
              <text:p>Data not reported</text:p>
            </table:table-cell>
            <table:table-cell office:value-type="float" office:value="29.233333333333338"/>
          </table:table-row>
          <table:table-row>
            <table:table-cell office:value-type="string">
              <text:p>Less than $15,000</text:p>
            </table:table-cell>
            <table:table-cell office:value-type="float" office:value="38.0428571428571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G0S0P3">
      <style:graphic-properties draw:fill="solid" draw:fill-color="#ffc000" draw:opacity="100%" draw:stroke="none"/>
    </style:style>
    <style:style style:family="chart" style:name="G0S0P4">
      <style:graphic-properties draw:fill="solid" draw:fill-color="#5b9bd5" draw:opacity="100%" draw:stroke="none"/>
    </style:style>
    <style:style style:family="chart" style:name="G0S0P5">
      <style:graphic-properties draw:fill="solid" draw:fill-color="#70ad47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64478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9e480e" draw:opacity="100%" draw:stroke="none"/>
    </style:style>
    <style:style style:family="chart" style:name="G0S0P8">
      <style:graphic-properties draw:fill="solid" draw:fill-color="#636363" draw:opacity="100%" draw:stroke="none"/>
    </style:style>
    <style:style style:family="chart" style:name="G0S0P9">
      <style:graphic-properties draw:fill="solid" draw:fill-color="#9973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P10">
      <style:graphic-properties draw:fill="solid" draw:fill-color="#255e91" draw:opacity="100%" draw:stroke="none"/>
    </style:style>
    <style:style style:family="chart" style:name="G0S0P11">
      <style:graphic-properties draw:fill="solid" draw:fill-color="#43682b" draw:opacity="100%" draw:stroke="none"/>
    </style:style>
    <style:style style:family="chart" style:name="G0S0P12">
      <style:graphic-properties draw:fill="solid" draw:fill-color="#698ed0" draw:opacity="100%" draw:stroke="none"/>
    </style:style>
  </office:automatic-styles>
  <office:body>
    <office:chart>
      <chart:chart chart:class="chart:circle" svg:height="213.75pt" svg:width="347.9996850393701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14"/>
          </chart:axis>
          <chart:axis chart:dimension="y"/>
          <chart:series chart:label-cell-address="local-table.$B$1" chart:values-cell-range-address="local-table.$B$2:.$B$1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2011</text:p>
            </table:table-cell>
            <table:table-cell office:value-type="float" office:value="31.341436464088375"/>
          </table:table-row>
          <table:table-row>
            <table:table-cell office:value-type="string">
              <text:p>2012</text:p>
            </table:table-cell>
            <table:table-cell office:value-type="float" office:value="31.262702702702668"/>
          </table:table-row>
          <table:table-row>
            <table:table-cell office:value-type="string">
              <text:p>2013</text:p>
            </table:table-cell>
            <table:table-cell office:value-type="float" office:value="31.456830601092896"/>
          </table:table-row>
          <table:table-row>
            <table:table-cell office:value-type="string">
              <text:p>2014</text:p>
            </table:table-cell>
            <table:table-cell office:value-type="float" office:value="31.413114754098363"/>
          </table:table-row>
          <table:table-row>
            <table:table-cell office:value-type="string">
              <text:p>2015</text:p>
            </table:table-cell>
            <table:table-cell office:value-type="float" office:value="31.617741935483853"/>
          </table:table-row>
          <table:table-row>
            <table:table-cell office:value-type="string">
              <text:p>2016</text:p>
            </table:table-cell>
            <table:table-cell office:value-type="float" office:value="31.78934426229506"/>
          </table:table-row>
          <table:table-row>
            <table:table-cell office:value-type="string">
              <text:p>2017</text:p>
            </table:table-cell>
            <table:table-cell office:value-type="float" office:value="29.964285714285715"/>
          </table:table-row>
          <table:table-row>
            <table:table-cell office:value-type="string">
              <text:p>2018</text:p>
            </table:table-cell>
            <table:table-cell office:value-type="float" office:value="32.056149732620348"/>
          </table:table-row>
          <table:table-row>
            <table:table-cell office:value-type="string">
              <text:p>2019</text:p>
            </table:table-cell>
            <table:table-cell office:value-type="float" office:value="31.700407608695642"/>
          </table:table-row>
          <table:table-row>
            <table:table-cell office:value-type="string">
              <text:p>2020</text:p>
            </table:table-cell>
            <table:table-cell office:value-type="float" office:value="32.877900552486189"/>
          </table:table-row>
          <table:table-row>
            <table:table-cell office:value-type="string">
              <text:p>2021</text:p>
            </table:table-cell>
            <table:table-cell office:value-type="float" office:value="31.634946236559156"/>
          </table:table-row>
          <table:table-row>
            <table:table-cell office:value-type="string">
              <text:p>2022</text:p>
            </table:table-cell>
            <table:table-cell office:value-type="float" office:value="33.013934426229504"/>
          </table:table-row>
          <table:table-row>
            <table:table-cell office:value-type="string">
              <text:p>2023</text:p>
            </table:table-cell>
            <table:table-cell office:value-type="float" office:value="33.580645161290306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472c4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false" chart:right-angled-axes="false"/>
      <style:graphic-properties draw:fill="none" draw:stroke="none"/>
    </style:style>
  </office:automatic-styles>
  <office:body>
    <office:chart>
      <chart:chart chart:class="chart:circle" svg:height="180.4499212598425pt" svg:width="309.9002362204724pt" chart:style-name="Crt0">
        <chart:title chart:style-name="CT00">
          <text:p text:style-name="a0" text:class-names="" text:cond-style-name="">to study health metrics of different genders<text:line-break/></text:p>
        </chart:title>
        <chart:legend chart:legend-position="end" chart:legend-align="center" chart:style-name="Lgnd"/>
        <chart:plot-area svg:x="26.22409448818898pt" svg:y="26.68527559055118pt" svg:width="227.754409448819pt" svg:height="133.5649606299213pt" chart:style-name="Plt0" chart:data-source-has-labels="both" dr3d:transform="matrix (0.90630677104982404 0 -0.42262044052464098 -0.42101227534181973 8.7154845206126708E-2 -0.90285807133159102 3.6833419074870144E-2 0.99619477661604683 7.8989026340111568E-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23.6"/>
          </table:table-row>
          <table:table-row>
            <table:table-cell office:value-type="string">
              <text:p>Male</text:p>
            </table:table-cell>
            <table:table-cell office:value-type="float" office:value="20.771428571428572"/>
          </table:table-row>
          <table:table-row>
            <table:table-cell office:value-type="string">
              <text:p>(blank)</text:p>
            </table:table-cell>
            <table:table-cell office:value-type="float" office:value="23.804761904761907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interpolation="cubic-splin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a9d18e" draw:opacity="100%" draw:stroke="solid" svg:stroke-width="0.01042in" svg:stroke-color="#333f5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interpolation="cubic-spline" chart:auto-position="false" chart:right-angled-axes="fals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area" svg:height="213.75pt" svg:width="347.9996850393701pt" chart:style-name="Crt0">
        <chart:title chart:style-name="CT00">
          <text:p text:style-name="a0" text:class-names="" text:cond-style-name="">Physical Activity trend over time</text:p>
        </chart:title>
        <chart:legend chart:legend-position="end" chart:legend-align="center" chart:style-name="Lgnd"/>
        <chart:plot-area svg:x="29.33433070866142pt" svg:y="70.35795275590551pt" svg:width="299.305905511811pt" svg:height="119.1608661417323pt" chart:style-name="Plt0" chart:data-source-has-labels="both" dr3d:transform="matrix (0.99564446382742022 -2.9808720977665768E-2 -8.8337657901281785E-2 3.6833428844505134E-2 0.99619477459360894 7.8989047291029929E-2 8.5646950730104698E-2 -8.1898786474913679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4"/>
          </chart:axis>
          <chart:axis chart:dimension="z" chart:name="primary-z" chart:style-name="Axs2"/>
          <chart:series chart:label-cell-address="local-table.$B$1" chart:values-cell-range-address="local-table.$B$2:.$B$14" chart:class="chart:area" chart:attached-axis="primary-y" chart:style-name="G0S0">
            <chart:data-label chart:style-name="DL00"/>
            <chart:data-point chart:repeated="13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2011</text:p>
            </table:table-cell>
            <table:table-cell office:value-type="float" office:value="32.474475138121569"/>
          </table:table-row>
          <table:table-row>
            <table:table-cell office:value-type="string">
              <text:p>2012</text:p>
            </table:table-cell>
            <table:table-cell office:value-type="float" office:value="22.486559139784951"/>
          </table:table-row>
          <table:table-row>
            <table:table-cell office:value-type="string">
              <text:p>2013</text:p>
            </table:table-cell>
            <table:table-cell office:value-type="float" office:value="32.405598243688267"/>
          </table:table-row>
          <table:table-row>
            <table:table-cell office:value-type="string">
              <text:p>2014</text:p>
            </table:table-cell>
            <table:table-cell office:value-type="float" office:value="23.604371584699461"/>
          </table:table-row>
          <table:table-row>
            <table:table-cell office:value-type="string">
              <text:p>2015</text:p>
            </table:table-cell>
            <table:table-cell office:value-type="float" office:value="32.696112311015078"/>
          </table:table-row>
          <table:table-row>
            <table:table-cell office:value-type="string">
              <text:p>2016</text:p>
            </table:table-cell>
            <table:table-cell office:value-type="float" office:value="23.253551912568298"/>
          </table:table-row>
          <table:table-row>
            <table:table-cell office:value-type="string">
              <text:p>2017</text:p>
            </table:table-cell>
            <table:table-cell office:value-type="float" office:value="32.441868131868119"/>
          </table:table-row>
          <table:table-row>
            <table:table-cell office:value-type="string">
              <text:p>2018</text:p>
            </table:table-cell>
            <table:table-cell office:value-type="float" office:value="23.450802139037421"/>
          </table:table-row>
          <table:table-row>
            <table:table-cell office:value-type="string">
              <text:p>2019</text:p>
            </table:table-cell>
            <table:table-cell office:value-type="float" office:value="33.96065217391304"/>
          </table:table-row>
          <table:table-row>
            <table:table-cell office:value-type="string">
              <text:p>2020</text:p>
            </table:table-cell>
            <table:table-cell office:value-type="float" office:value="23.691847826086967"/>
          </table:table-row>
          <table:table-row>
            <table:table-cell office:value-type="string">
              <text:p>2021</text:p>
            </table:table-cell>
            <table:table-cell office:value-type="float" office:value="24.132620320855612"/>
          </table:table-row>
          <table:table-row>
            <table:table-cell office:value-type="string">
              <text:p>2022</text:p>
            </table:table-cell>
            <table:table-cell office:value-type="float" office:value="23.717391304347824"/>
          </table:table-row>
          <table:table-row>
            <table:table-cell office:value-type="string">
              <text:p>2023</text:p>
            </table:table-cell>
            <table:table-cell office:value-type="float" office:value="39.293569131832747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interpolation="cubic-splin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a9d18e" draw:opacity="100%" draw:stroke="solid" svg:stroke-width="0.01042in" svg:stroke-color="#333f5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interpolation="cubic-spline" chart:auto-position="false" chart:right-angled-axes="fals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area" svg:height="213.75pt" svg:width="360.0pt" chart:style-name="Crt0">
        <chart:title chart:style-name="CT00">
          <text:p text:style-name="a0" text:class-names="" text:cond-style-name="">Physical Activity trend over time</text:p>
        </chart:title>
        <chart:legend chart:legend-position="end" chart:legend-align="center" chart:style-name="Lgnd"/>
        <chart:plot-area svg:x="31.0pt" svg:y="70.35795275590551pt" svg:width="308.0931496062992pt" svg:height="119.1608661417323pt" chart:style-name="Plt0" chart:data-source-has-labels="both" dr3d:transform="matrix (0.99564446382742022 -2.9808720977665768E-2 -8.8337657901281785E-2 3.6833428844505134E-2 0.99619477459360894 7.8989047291029929E-2 8.5646950730104698E-2 -8.1898786474913679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4"/>
          </chart:axis>
          <chart:axis chart:dimension="z" chart:name="primary-z" chart:style-name="Axs2"/>
          <chart:series chart:label-cell-address="local-table.$B$1" chart:values-cell-range-address="local-table.$B$2:.$B$14" chart:class="chart:area" chart:attached-axis="primary-y" chart:style-name="G0S0">
            <chart:data-label chart:style-name="DL00"/>
            <chart:data-point chart:repeated="13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2011</text:p>
            </table:table-cell>
            <table:table-cell office:value-type="float" office:value="32.474475138121569"/>
          </table:table-row>
          <table:table-row>
            <table:table-cell office:value-type="string">
              <text:p>2012</text:p>
            </table:table-cell>
            <table:table-cell office:value-type="float" office:value="22.486559139784951"/>
          </table:table-row>
          <table:table-row>
            <table:table-cell office:value-type="string">
              <text:p>2013</text:p>
            </table:table-cell>
            <table:table-cell office:value-type="float" office:value="32.405598243688267"/>
          </table:table-row>
          <table:table-row>
            <table:table-cell office:value-type="string">
              <text:p>2014</text:p>
            </table:table-cell>
            <table:table-cell office:value-type="float" office:value="23.604371584699461"/>
          </table:table-row>
          <table:table-row>
            <table:table-cell office:value-type="string">
              <text:p>2015</text:p>
            </table:table-cell>
            <table:table-cell office:value-type="float" office:value="32.696112311015078"/>
          </table:table-row>
          <table:table-row>
            <table:table-cell office:value-type="string">
              <text:p>2016</text:p>
            </table:table-cell>
            <table:table-cell office:value-type="float" office:value="23.253551912568298"/>
          </table:table-row>
          <table:table-row>
            <table:table-cell office:value-type="string">
              <text:p>2017</text:p>
            </table:table-cell>
            <table:table-cell office:value-type="float" office:value="32.441868131868119"/>
          </table:table-row>
          <table:table-row>
            <table:table-cell office:value-type="string">
              <text:p>2018</text:p>
            </table:table-cell>
            <table:table-cell office:value-type="float" office:value="23.450802139037421"/>
          </table:table-row>
          <table:table-row>
            <table:table-cell office:value-type="string">
              <text:p>2019</text:p>
            </table:table-cell>
            <table:table-cell office:value-type="float" office:value="33.96065217391304"/>
          </table:table-row>
          <table:table-row>
            <table:table-cell office:value-type="string">
              <text:p>2020</text:p>
            </table:table-cell>
            <table:table-cell office:value-type="float" office:value="23.691847826086967"/>
          </table:table-row>
          <table:table-row>
            <table:table-cell office:value-type="string">
              <text:p>2021</text:p>
            </table:table-cell>
            <table:table-cell office:value-type="float" office:value="24.132620320855612"/>
          </table:table-row>
          <table:table-row>
            <table:table-cell office:value-type="string">
              <text:p>2022</text:p>
            </table:table-cell>
            <table:table-cell office:value-type="float" office:value="23.717391304347824"/>
          </table:table-row>
          <table:table-row>
            <table:table-cell office:value-type="string">
              <text:p>2023</text:p>
            </table:table-cell>
            <table:table-cell office:value-type="float" office:value="39.29356913183274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G0S0P3">
      <style:graphic-properties draw:fill="solid" draw:fill-color="#ffc000" draw:opacity="100%" draw:stroke="none"/>
    </style:style>
    <style:style style:family="chart" style:name="G0S0P4">
      <style:graphic-properties draw:fill="solid" draw:fill-color="#5b9bd5" draw:opacity="100%" draw:stroke="none"/>
    </style:style>
    <style:style style:family="chart" style:name="G0S0P5">
      <style:graphic-properties draw:fill="solid" draw:fill-color="#70ad47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64478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</office:automatic-styles>
  <office:body>
    <office:chart>
      <chart:chart chart:class="chart:ring" svg:height="213.75pt" svg:width="404.0999212598425pt" chart:style-name="Crt0">
        <chart:title chart:style-name="CT00">
          <text:p text:style-name="a0" text:class-names="" text:cond-style-name="">Nutrition Awareness by Income Level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$15,000 - $24,999</text:p>
            </table:table-cell>
            <table:table-cell office:value-type="float" office:value="33.728571428571428"/>
          </table:table-row>
          <table:table-row>
            <table:table-cell office:value-type="string">
              <text:p>$25,000 - $34,999</text:p>
            </table:table-cell>
            <table:table-cell office:value-type="float" office:value="31.411904761904754"/>
          </table:table-row>
          <table:table-row>
            <table:table-cell office:value-type="string">
              <text:p>$35,000 - $49,999</text:p>
            </table:table-cell>
            <table:table-cell office:value-type="float" office:value="29.628571428571437"/>
          </table:table-row>
          <table:table-row>
            <table:table-cell office:value-type="string">
              <text:p>$50,000 - $74,999</text:p>
            </table:table-cell>
            <table:table-cell office:value-type="float" office:value="27.421428571428567"/>
          </table:table-row>
          <table:table-row>
            <table:table-cell office:value-type="string">
              <text:p>$75,000 or greater</text:p>
            </table:table-cell>
            <table:table-cell office:value-type="float" office:value="24.269047619047619"/>
          </table:table-row>
          <table:table-row>
            <table:table-cell office:value-type="string">
              <text:p>Data not reported</text:p>
            </table:table-cell>
            <table:table-cell office:value-type="float" office:value="29.233333333333338"/>
          </table:table-row>
          <table:table-row>
            <table:table-cell office:value-type="string">
              <text:p>Less than $15,000</text:p>
            </table:table-cell>
            <table:table-cell office:value-type="float" office:value="38.04285714285713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Plt0">
      <style:chart-properties chart:three-dimensional="true" chart:deep="false" chart:stacked="true" chart:auto-position="true" chart:right-angled-axes="false"/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3.75pt" svg:width="465.1502362204724pt" chart:style-name="Crt0">
        <chart:legend chart:legend-position="end" chart:legend-align="center" chart:style-name="Lgnd"/>
        <chart:plot-area chart:style-name="Plt0" chart:data-source-has-labels="both" dr3d:transform="matrix (0.99564446382742022 -2.9808720977665768E-2 -8.8337657901281785E-2 3.6833428844505134E-2 0.99619477459360894 7.8989047291029929E-2 8.5646950730104698E-2 -8.1898786474913679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4"/>
          </chart:axis>
          <chart:axis chart:dimension="z" chart:name="primary-z" chart:style-name="Axs1"/>
          <chart:series chart:label-cell-address="local-table.$B$1" chart:values-cell-range-address="local-table.$B$2:.$B$14" chart:class="chart:bar" chart:attached-axis="primary-y" chart:style-name="G0S0">
            <chart:data-label chart:style-name="DL00"/>
            <chart:data-point chart:repeated="13"/>
          </chart:series>
          <chart:series chart:label-cell-address="local-table.$C$1" chart:values-cell-range-address="local-table.$C$2:.$C$14" chart:class="chart:bar" chart:attached-axis="primary-y" chart:style-name="G0S1">
            <chart:data-label chart:style-name="DL01"/>
            <chart:data-point chart:repeated="13"/>
          </chart:series>
          <chart:series chart:label-cell-address="local-table.$D$1" chart:values-cell-range-address="local-table.$D$2:.$D$14" chart:class="chart:bar" chart:attached-axis="primary-y" chart:style-name="G0S2">
            <chart:data-label chart:style-name="DL02"/>
            <chart:data-point chart:repeated="13"/>
          </chart:series>
          <chart:series chart:label-cell-address="local-table.$E$1" chart:values-cell-range-address="local-table.$E$2:.$E$14" chart:class="chart:bar" chart:attached-axis="primary-y" chart:style-name="G0S3">
            <chart:data-label chart:style-name="DL03"/>
            <chart:data-point chart:repeated="13"/>
          </chart:series>
          <chart:series chart:label-cell-address="local-table.$F$1" chart:values-cell-range-address="local-table.$F$2:.$F$14" chart:class="chart:bar" chart:attached-axis="primary-y" chart:style-name="G0S4">
            <chart:data-label chart:style-name="DL04"/>
            <chart:data-point chart:repeated="13"/>
          </chart:series>
          <chart:series chart:label-cell-address="local-table.$G$1" chart:values-cell-range-address="local-table.$G$2:.$G$14" chart:class="chart:bar" chart:attached-axis="primary-y" chart:style-name="G0S5">
            <chart:data-label chart:style-name="DL05"/>
            <chart:data-point chart:repeated="13"/>
          </chart:series>
          <chart:series chart:label-cell-address="local-table.$H$1" chart:values-cell-range-address="local-table.$H$2:.$H$14" chart:class="chart:bar" chart:attached-axis="primary-y" chart:style-name="G0S6">
            <chart:data-label chart:style-name="DL06"/>
            <chart:data-point chart:repeated="13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Alaska</text:p>
              </table:table-cell>
              <table:table-cell office:value-type="string">
                <text:p>California</text:p>
              </table:table-cell>
              <table:table-cell office:value-type="string">
                <text:p>Illinois</text:p>
              </table:table-cell>
              <table:table-cell office:value-type="string">
                <text:p>Maryland</text:p>
              </table:table-cell>
              <table:table-cell office:value-type="string">
                <text:p>Michigan</text:p>
              </table:table-cell>
              <table:table-cell office:value-type="string">
                <text:p>New York</text:p>
              </table:table-cell>
              <table:table-cell office:value-type="string">
                <text:p>Washington</text:p>
              </table:table-cell>
            </table:table-row>
          </table:table-header-rows>
          <table:table-row>
            <table:table-cell office:value-type="string">
              <text:p>2011</text:p>
            </table:table-cell>
            <table:table-cell office:value-type="float" office:value="33.031999999999996"/>
            <table:table-cell office:value-type="float" office:value="29.92407407407407"/>
            <table:table-cell office:value-type="float" office:value="31.704000000000001"/>
            <table:table-cell office:value-type="float" office:value="31.653846153846157"/>
            <table:table-cell office:value-type="float" office:value="32.392307692307682"/>
            <table:table-cell office:value-type="float" office:value="30.10400000000001"/>
            <table:table-cell office:value-type="float" office:value="30.690740740740736"/>
          </table:table-row>
          <table:table-row>
            <table:table-cell office:value-type="string">
              <text:p>2012</text:p>
            </table:table-cell>
            <table:table-cell office:value-type="float" office:value="31.688888888888886"/>
            <table:table-cell office:value-type="float" office:value="29.961111111111112"/>
            <table:table-cell office:value-type="float" office:value="31.189999999999994"/>
            <table:table-cell office:value-type="float" office:value="31.707407407407413"/>
            <table:table-cell office:value-type="float" office:value="32.28846153846154"/>
            <table:table-cell office:value-type="float" office:value="30.49400000000001"/>
            <table:table-cell office:value-type="float" office:value="31.476785714285715"/>
          </table:table-row>
          <table:table-row>
            <table:table-cell office:value-type="string">
              <text:p>2013</text:p>
            </table:table-cell>
            <table:table-cell office:value-type="float" office:value="32.549999999999997"/>
            <table:table-cell office:value-type="float" office:value="30.496153846153838"/>
            <table:table-cell office:value-type="float" office:value="31.857999999999993"/>
            <table:table-cell office:value-type="float" office:value="31.575925925925933"/>
            <table:table-cell office:value-type="float" office:value="32.503846153846162"/>
            <table:table-cell office:value-type="float" office:value="30.569230769230767"/>
            <table:table-cell office:value-type="float" office:value="30.68518518518519"/>
          </table:table-row>
          <table:table-row>
            <table:table-cell office:value-type="string">
              <text:p>2014</text:p>
            </table:table-cell>
            <table:table-cell office:value-type="float" office:value="32.319230769230749"/>
            <table:table-cell office:value-type="float" office:value="29.774074074074079"/>
            <table:table-cell office:value-type="float" office:value="31.104000000000006"/>
            <table:table-cell office:value-type="float" office:value="32.724074074074061"/>
            <table:table-cell office:value-type="float" office:value="32.29615384615385"/>
            <table:table-cell office:value-type="float" office:value="30.391999999999989"/>
            <table:table-cell office:value-type="float" office:value="31.249999999999996"/>
          </table:table-row>
          <table:table-row>
            <table:table-cell office:value-type="string">
              <text:p>2015</text:p>
            </table:table-cell>
            <table:table-cell office:value-type="float" office:value="33.163461538461533"/>
            <table:table-cell office:value-type="float" office:value="30.368518518518517"/>
            <table:table-cell office:value-type="float" office:value="32.618000000000009"/>
            <table:table-cell office:value-type="float" office:value="31.609259259259268"/>
            <table:table-cell office:value-type="float" office:value="32.579629629629643"/>
            <table:table-cell office:value-type="float" office:value="29.734615384615385"/>
            <table:table-cell office:value-type="float" office:value="31.323214285714283"/>
          </table:table-row>
          <table:table-row>
            <table:table-cell office:value-type="string">
              <text:p>2016</text:p>
            </table:table-cell>
            <table:table-cell office:value-type="float" office:value="32.691666666666663"/>
            <table:table-cell office:value-type="float" office:value="30.920370370370378"/>
            <table:table-cell office:value-type="float" office:value="31.71200000000001"/>
            <table:table-cell office:value-type="float" office:value="31.93703703703704"/>
            <table:table-cell office:value-type="float" office:value="33.515384615384612"/>
            <table:table-cell office:value-type="float" office:value="30.194444444444443"/>
            <table:table-cell office:value-type="float" office:value="31.712962962962958"/>
          </table:table-row>
          <table:table-row>
            <table:table-cell office:value-type="string">
              <text:p>2017</text:p>
            </table:table-cell>
            <table:table-cell office:value-type="float" office:value="33.152083333333337"/>
            <table:table-cell office:value-type="float" office:value="30.99259259259259"/>
            <table:table-cell office:value-type="float" office:value="32.351999999999997"/>
            <table:table-cell office:value-type="float" office:value="32.881481481481494"/>
            <table:table-cell office:value-type="float" office:value="33.123076923076923"/>
            <table:table-cell office:value-type="float" office:value="30.367307692307691"/>
            <table:table-cell office:value-type="float" office:value="31.087037037037039"/>
          </table:table-row>
          <table:table-row>
            <table:table-cell office:value-type="string">
              <text:p>2018</text:p>
            </table:table-cell>
            <table:table-cell office:value-type="float" office:value="31.27"/>
            <table:table-cell office:value-type="float" office:value="31.364814814814828"/>
            <table:table-cell office:value-type="float" office:value="32.651999999999994"/>
            <table:table-cell office:value-type="float" office:value="32.746296296296293"/>
            <table:table-cell office:value-type="float" office:value="33.279629629629625"/>
            <table:table-cell office:value-type="float" office:value="31.416071428571431"/>
            <table:table-cell office:value-type="float" office:value="31.6875"/>
          </table:table-row>
          <table:table-row>
            <table:table-cell office:value-type="string">
              <text:p>2019</text:p>
            </table:table-cell>
            <table:table-cell office:value-type="float" office:value="33.122916666666661"/>
            <table:table-cell office:value-type="float" office:value="31.724074074074085"/>
            <table:table-cell office:value-type="float" office:value="32.69"/>
            <table:table-cell office:value-type="float" office:value="33.220370370370361"/>
            <table:table-cell office:value-type="float" office:value="34.550000000000004"/>
            <table:table-cell office:value-type="float" office:value="31.627777777777784"/>
            <table:table-cell office:value-type="float" office:value="31.712962962962962"/>
          </table:table-row>
          <table:table-row>
            <table:table-cell office:value-type="string">
              <text:p>2020</text:p>
            </table:table-cell>
            <table:table-cell office:value-type="float" office:value="33.165999999999997"/>
            <table:table-cell office:value-type="float" office:value="32.226000000000013"/>
            <table:table-cell office:value-type="float" office:value="34.200000000000003"/>
            <table:table-cell office:value-type="float" office:value="33.025925925925932"/>
            <table:table-cell office:value-type="float" office:value="34.56600000000001"/>
            <table:table-cell office:value-type="float" office:value="31.074074074074066"/>
            <table:table-cell office:value-type="float" office:value="32.158928571428554"/>
          </table:table-row>
          <table:table-row>
            <table:table-cell office:value-type="string">
              <text:p>2021</text:p>
            </table:table-cell>
            <table:table-cell office:value-type="float" office:value="33.494444444444454"/>
            <table:table-cell office:value-type="float" office:value="32.350000000000009"/>
            <table:table-cell office:value-type="float" office:value="34.429166666666674"/>
            <table:table-cell office:value-type="float" office:value="33.983333333333334"/>
            <table:table-cell office:value-type="float" office:value="33.898148148148145"/>
            <table:table-cell office:value-type="float" office:value="32.231481481481481"/>
            <table:table-cell office:value-type="float" office:value="32.787499999999994"/>
          </table:table-row>
          <table:table-row>
            <table:table-cell office:value-type="string">
              <text:p>2022</text:p>
            </table:table-cell>
            <table:table-cell office:value-type="float" office:value="33.911538461538456"/>
            <table:table-cell office:value-type="float" office:value="31.805555555555564"/>
            <table:table-cell office:value-type="float" office:value="33.299999999999997"/>
            <table:table-cell office:value-type="float" office:value="33.434615384615391"/>
            <table:table-cell office:value-type="float" office:value="33.086538461538467"/>
            <table:table-cell office:value-type="float" office:value="31.926923076923082"/>
            <table:table-cell office:value-type="float" office:value="33.664814814814811"/>
          </table:table-row>
          <table:table-row>
            <table:table-cell office:value-type="string">
              <text:p>2023</text:p>
            </table:table-cell>
            <table:table-cell office:value-type="float" office:value="33.771153846153844"/>
            <table:table-cell office:value-type="float" office:value="32.100000000000009"/>
            <table:table-cell office:value-type="float" office:value="35.311999999999991"/>
            <table:table-cell office:value-type="float" office:value="34.698148148148142"/>
            <table:table-cell office:value-type="float" office:value="33.730769230769234"/>
            <table:table-cell office:value-type="float" office:value="32.035185185185185"/>
            <table:table-cell office:value-type="float" office:value="33.558928571428574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2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4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25.9pt" svg:width="357.6002362204724pt" chart:style-name="Crt0">
        <chart:title chart:style-name="CT00">
          <text:p text:style-name="a1" text:class-names="" text:cond-style-name="">Correlation between Physical Activity and Obesity %<text:s text:c="1"/></text:p>
        </chart:title>
        <chart:legend chart:legend-position="bottom" chart:legend-align="center" chart:style-name="Lgnd"/>
        <chart:plot-area svg:x="9.736377952755905pt" svg:y="32.25141732283465pt" svg:width="347.8638582677165pt" svg:height="162.615748031496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Objective_3.$B$1" chart:values-cell-range-address="Objective_3.$B$2:.$B$56" chart:class="chart:scatter" chart:attached-axis="primary-y" chart:style-name="G0S0">
            <chart:domain table:cell-range-address="Objective_3.$A$2:.$A$56"/>
            <chart:regression-curve chart:style-name="T000">
              <chart:equation chart:automatic-content="true" chart:display-equation="true" chart:display-r-square="true" svg:x="46.03456692913386pt" svg:y="146.9888976377953pt" chart:style-name="TL000"/>
            </chart:regression-curve>
            <chart:data-point chart:repeated="55"/>
          </chart:series>
          <chart:series chart:label-cell-address="Objective_3.$C$1" chart:values-cell-range-address="Objective_3.$C$2:.$C$56" chart:class="chart:scatter" chart:attached-axis="primary-y" chart:style-name="G0S1">
            <chart:domain table:cell-range-address="Objective_3.$A$2:.$A$56"/>
            <chart:regression-curve chart:style-name="T010">
              <chart:equation chart:automatic-content="true" chart:display-equation="true" chart:display-r-square="true" svg:x="238.7233858267716pt" svg:y="144.8971653543307pt" chart:style-name="TL010"/>
            </chart:regression-curve>
            <chart:data-point chart:repeated="5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stroke-dash draw:name="a2" draw:style="rect" draw:dots1="1" draw:dots1-length="0.06249in" draw:distance="0in"/>
    <draw:stroke-dash draw:name="a4" draw:style="rect" draw:dots1="1" draw:dots1-length="0.06249in" draw:distance="0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G0S1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255e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4368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698e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0" chart:link-data-style-to-source="false" chart:visible="true" chart:logarithmic="false" chart:maximum="4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9973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9.1996850393701pt" svg:width="426.0002362204725pt" chart:style-name="Crt0">
        <chart:title svg:x="159.4489763779528pt" svg:y="16.50992125984252pt" chart:style-name="CT00">
          <text:p text:style-name="a0" text:class-names="" text:cond-style-name="">Obesity Rates by Sex<text:line-break/></text:p>
        </chart:title>
        <chart:legend chart:legend-position="end" chart:legend-align="center" chart:style-name="Lgnd"/>
        <chart:plot-area svg:x="83.20913385826771pt" svg:y="70.99551181102362pt" svg:width="312.9849606299212pt" svg:height="144.53787401574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label chart:style-name="DL02"/>
            <chart:data-point chart:repeated="2"/>
          </chart:series>
          <chart:series chart:label-cell-address="local-table.$E$1" chart:values-cell-range-address="local-table.$E$2:.$E$3" chart:class="chart:bar" chart:attached-axis="primary-y" chart:style-name="G0S3">
            <chart:data-label chart:style-name="DL03"/>
            <chart:data-point chart:repeated="2"/>
          </chart:series>
          <chart:series chart:label-cell-address="local-table.$F$1" chart:values-cell-range-address="local-table.$F$2:.$F$3" chart:class="chart:bar" chart:attached-axis="primary-y" chart:style-name="G0S4">
            <chart:data-label chart:style-name="DL04"/>
            <chart:data-point chart:repeated="2"/>
          </chart:series>
          <chart:series chart:label-cell-address="local-table.$G$1" chart:values-cell-range-address="local-table.$G$2:.$G$3" chart:class="chart:bar" chart:attached-axis="primary-y" chart:style-name="G0S5">
            <chart:data-label chart:style-name="DL05"/>
            <chart:data-point chart:repeated="2"/>
          </chart:series>
          <chart:series chart:label-cell-address="local-table.$H$1" chart:values-cell-range-address="local-table.$H$2:.$H$3" chart:class="chart:bar" chart:attached-axis="primary-y" chart:style-name="G0S6">
            <chart:data-label chart:style-name="DL06"/>
            <chart:data-point chart:repeated="2"/>
          </chart:series>
          <chart:series chart:label-cell-address="local-table.$I$1" chart:values-cell-range-address="local-table.$I$2:.$I$3" chart:class="chart:bar" chart:attached-axis="primary-y" chart:style-name="G0S7">
            <chart:data-label chart:style-name="DL07"/>
            <chart:data-point chart:repeated="2"/>
          </chart:series>
          <chart:series chart:label-cell-address="local-table.$J$1" chart:values-cell-range-address="local-table.$J$2:.$J$3" chart:class="chart:bar" chart:attached-axis="primary-y" chart:style-name="G0S8">
            <chart:data-label chart:style-name="DL08"/>
            <chart:data-point chart:repeated="2"/>
          </chart:series>
          <chart:series chart:label-cell-address="local-table.$K$1" chart:values-cell-range-address="local-table.$K$2:.$K$3" chart:class="chart:bar" chart:attached-axis="primary-y" chart:style-name="G0S9">
            <chart:data-label chart:style-name="DL09"/>
            <chart:data-point chart:repeated="2"/>
          </chart:series>
          <chart:series chart:label-cell-address="local-table.$L$1" chart:values-cell-range-address="local-table.$L$2:.$L$3" chart:class="chart:bar" chart:attached-axis="primary-y" chart:style-name="G0S10">
            <chart:data-label chart:style-name="DL010"/>
            <chart:data-point chart:repeated="2"/>
          </chart:series>
          <chart:series chart:label-cell-address="local-table.$M$1" chart:values-cell-range-address="local-table.$M$2:.$M$3" chart:class="chart:bar" chart:attached-axis="primary-y" chart:style-name="G0S11">
            <chart:data-label chart:style-name="DL011"/>
            <chart:data-point chart:repeated="2"/>
          </chart:series>
          <chart:series chart:label-cell-address="local-table.$N$1" chart:values-cell-range-address="local-table.$N$2:.$N$3" chart:class="chart:bar" chart:attached-axis="primary-y" chart:style-name="G0S12">
            <chart:data-label chart:style-name="DL012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/>
              <table:table-cell office:value-type="string">
                <text:p>2011</text:p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  <table:table-cell office:value-type="string">
                <text:p>2016</text:p>
              </table:table-cell>
              <table:table-cell office:value-type="string">
                <text:p>2017</text:p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  <table:table-cell office:value-type="string">
                <text:p>2023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30.2734693877551"/>
            <table:table-cell office:value-type="float" office:value="26.609523809523807"/>
            <table:table-cell office:value-type="float" office:value="30.295918367346935"/>
            <table:table-cell office:value-type="float" office:value="27.123809523809523"/>
            <table:table-cell office:value-type="float" office:value="30.726530612244904"/>
            <table:table-cell office:value-type="float" office:value="27.538095238095234"/>
            <table:table-cell office:value-type="float" office:value="29.222222222222214"/>
            <table:table-cell office:value-type="float" office:value="27.742857142857144"/>
            <table:table-cell office:value-type="float" office:value="30.904761904761902"/>
            <table:table-cell office:value-type="float" office:value="28.176190476190477"/>
            <table:table-cell office:value-type="float" office:value="27.925714285714275"/>
            <table:table-cell office:value-type="float" office:value="28.766666666666669"/>
            <table:table-cell office:value-type="float" office:value="36.202040816326544"/>
          </table:table-row>
          <table:table-row>
            <table:table-cell office:value-type="string">
              <text:p>Male</text:p>
            </table:table-cell>
            <table:table-cell office:value-type="float" office:value="34.416326530612238"/>
            <table:table-cell office:value-type="float" office:value="29.585714285714289"/>
            <table:table-cell office:value-type="float" office:value="34.479591836734706"/>
            <table:table-cell office:value-type="float" office:value="29.842857142857145"/>
            <table:table-cell office:value-type="float" office:value="34.46122448979591"/>
            <table:table-cell office:value-type="float" office:value="29.857142857142858"/>
            <table:table-cell office:value-type="float" office:value="33.4"/>
            <table:table-cell office:value-type="float" office:value="29.890476190476193"/>
            <table:table-cell office:value-type="float" office:value="35.093650793650795"/>
            <table:table-cell office:value-type="float" office:value="30.342857142857145"/>
            <table:table-cell office:value-type="float" office:value="30.657142857142851"/>
            <table:table-cell office:value-type="float" office:value="30"/>
            <table:table-cell office:value-type="float" office:value="40.006122448979603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G0S0P3">
      <style:graphic-properties draw:fill="solid" draw:fill-color="#ffc000" draw:opacity="100%" draw:stroke="none"/>
    </style:style>
    <style:style style:family="chart" style:name="G0S0P4">
      <style:graphic-properties draw:fill="solid" draw:fill-color="#5b9bd5" draw:opacity="100%" draw:stroke="none"/>
    </style:style>
    <style:style style:family="chart" style:name="G0S0P5">
      <style:graphic-properties draw:fill="solid" draw:fill-color="#70ad47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64478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</office:automatic-styles>
  <office:body>
    <office:chart>
      <chart:chart chart:class="chart:ring" svg:height="213.75pt" svg:width="417.6pt" chart:style-name="Crt0">
        <chart:title chart:style-name="CT00">
          <text:p text:style-name="a0" text:class-names="" text:cond-style-name="">Nutrition Awareness by Income Level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$15,000 - $24,999</text:p>
            </table:table-cell>
            <table:table-cell office:value-type="float" office:value="33.728571428571428"/>
          </table:table-row>
          <table:table-row>
            <table:table-cell office:value-type="string">
              <text:p>$25,000 - $34,999</text:p>
            </table:table-cell>
            <table:table-cell office:value-type="float" office:value="31.411904761904754"/>
          </table:table-row>
          <table:table-row>
            <table:table-cell office:value-type="string">
              <text:p>$35,000 - $49,999</text:p>
            </table:table-cell>
            <table:table-cell office:value-type="float" office:value="29.628571428571437"/>
          </table:table-row>
          <table:table-row>
            <table:table-cell office:value-type="string">
              <text:p>$50,000 - $74,999</text:p>
            </table:table-cell>
            <table:table-cell office:value-type="float" office:value="27.421428571428567"/>
          </table:table-row>
          <table:table-row>
            <table:table-cell office:value-type="string">
              <text:p>$75,000 or greater</text:p>
            </table:table-cell>
            <table:table-cell office:value-type="float" office:value="24.269047619047619"/>
          </table:table-row>
          <table:table-row>
            <table:table-cell office:value-type="string">
              <text:p>Data not reported</text:p>
            </table:table-cell>
            <table:table-cell office:value-type="float" office:value="29.233333333333338"/>
          </table:table-row>
          <table:table-row>
            <table:table-cell office:value-type="string">
              <text:p>Less than $15,000</text:p>
            </table:table-cell>
            <table:table-cell office:value-type="float" office:value="38.04285714285713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adar" svg:height="213.75pt" svg:width="508.8002362204724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  <chart:grid chart:class="major" chart:style-name="GMa1"/>
          </chart:axis>
          <chart:series chart:label-cell-address="local-table.$B$1" chart:values-cell-range-address="local-table.$B$2:.$B$7" chart:class="chart:rad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merican Indian/Alaska Native</text:p>
            </table:table-cell>
            <table:table-cell office:value-type="float" office:value="30.814705882352936"/>
          </table:table-row>
          <table:table-row>
            <table:table-cell office:value-type="string">
              <text:p>Asian</text:p>
            </table:table-cell>
            <table:table-cell office:value-type="float" office:value="26.571052631578947"/>
          </table:table-row>
          <table:table-row>
            <table:table-cell office:value-type="string">
              <text:p>Hawaiian/Pacific Islander</text:p>
            </table:table-cell>
            <table:table-cell office:value-type="float" office:value="42.85"/>
          </table:table-row>
          <table:table-row>
            <table:table-cell office:value-type="string">
              <text:p>Hispanic</text:p>
            </table:table-cell>
            <table:table-cell office:value-type="float" office:value="32.311904761904763"/>
          </table:table-row>
          <table:table-row>
            <table:table-cell office:value-type="string">
              <text:p>Non-Hispanic Black</text:p>
            </table:table-cell>
            <table:table-cell office:value-type="float" office:value="32.644736842105267"/>
          </table:table-row>
          <table:table-row>
            <table:table-cell office:value-type="string">
              <text:p>Non-Hispanic White</text:p>
            </table:table-cell>
            <table:table-cell office:value-type="float" office:value="26.11190476190476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G0S0P3">
      <style:graphic-properties draw:fill="solid" draw:fill-color="#ffc000" draw:opacity="100%" draw:stroke="none"/>
    </style:style>
    <style:style style:family="chart" style:name="G0S0P4">
      <style:graphic-properties draw:fill="solid" draw:fill-color="#5b9bd5" draw:opacity="100%" draw:stroke="none"/>
    </style:style>
    <style:style style:family="chart" style:name="G0S0P5">
      <style:graphic-properties draw:fill="solid" draw:fill-color="#70ad47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64478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9e480e" draw:opacity="100%" draw:stroke="none"/>
    </style:style>
    <style:style style:family="chart" style:name="G0S0P8">
      <style:graphic-properties draw:fill="solid" draw:fill-color="#636363" draw:opacity="100%" draw:stroke="none"/>
    </style:style>
    <style:style style:family="chart" style:name="G0S0P9">
      <style:graphic-properties draw:fill="solid" draw:fill-color="#9973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P10">
      <style:graphic-properties draw:fill="solid" draw:fill-color="#255e91" draw:opacity="100%" draw:stroke="none"/>
    </style:style>
    <style:style style:family="chart" style:name="G0S0P11">
      <style:graphic-properties draw:fill="solid" draw:fill-color="#43682b" draw:opacity="100%" draw:stroke="none"/>
    </style:style>
    <style:style style:family="chart" style:name="G0S0P12">
      <style:graphic-properties draw:fill="solid" draw:fill-color="#698ed0" draw:opacity="100%" draw:stroke="none"/>
    </style:style>
  </office:automatic-styles>
  <office:body>
    <office:chart>
      <chart:chart chart:class="chart:circle" svg:height="213.75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14"/>
          </chart:axis>
          <chart:axis chart:dimension="y"/>
          <chart:series chart:label-cell-address="local-table.$B$1" chart:values-cell-range-address="local-table.$B$2:.$B$1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2011</text:p>
            </table:table-cell>
            <table:table-cell office:value-type="float" office:value="31.341436464088375"/>
          </table:table-row>
          <table:table-row>
            <table:table-cell office:value-type="string">
              <text:p>2012</text:p>
            </table:table-cell>
            <table:table-cell office:value-type="float" office:value="31.262702702702668"/>
          </table:table-row>
          <table:table-row>
            <table:table-cell office:value-type="string">
              <text:p>2013</text:p>
            </table:table-cell>
            <table:table-cell office:value-type="float" office:value="31.456830601092896"/>
          </table:table-row>
          <table:table-row>
            <table:table-cell office:value-type="string">
              <text:p>2014</text:p>
            </table:table-cell>
            <table:table-cell office:value-type="float" office:value="31.413114754098363"/>
          </table:table-row>
          <table:table-row>
            <table:table-cell office:value-type="string">
              <text:p>2015</text:p>
            </table:table-cell>
            <table:table-cell office:value-type="float" office:value="31.617741935483853"/>
          </table:table-row>
          <table:table-row>
            <table:table-cell office:value-type="string">
              <text:p>2016</text:p>
            </table:table-cell>
            <table:table-cell office:value-type="float" office:value="31.78934426229506"/>
          </table:table-row>
          <table:table-row>
            <table:table-cell office:value-type="string">
              <text:p>2017</text:p>
            </table:table-cell>
            <table:table-cell office:value-type="float" office:value="29.964285714285715"/>
          </table:table-row>
          <table:table-row>
            <table:table-cell office:value-type="string">
              <text:p>2018</text:p>
            </table:table-cell>
            <table:table-cell office:value-type="float" office:value="32.056149732620348"/>
          </table:table-row>
          <table:table-row>
            <table:table-cell office:value-type="string">
              <text:p>2019</text:p>
            </table:table-cell>
            <table:table-cell office:value-type="float" office:value="31.700407608695642"/>
          </table:table-row>
          <table:table-row>
            <table:table-cell office:value-type="string">
              <text:p>2020</text:p>
            </table:table-cell>
            <table:table-cell office:value-type="float" office:value="32.877900552486189"/>
          </table:table-row>
          <table:table-row>
            <table:table-cell office:value-type="string">
              <text:p>2021</text:p>
            </table:table-cell>
            <table:table-cell office:value-type="float" office:value="31.634946236559156"/>
          </table:table-row>
          <table:table-row>
            <table:table-cell office:value-type="string">
              <text:p>2022</text:p>
            </table:table-cell>
            <table:table-cell office:value-type="float" office:value="33.013934426229504"/>
          </table:table-row>
          <table:table-row>
            <table:table-cell office:value-type="string">
              <text:p>2023</text:p>
            </table:table-cell>
            <table:table-cell office:value-type="float" office:value="33.580645161290306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P10">
      <style:graphic-properties draw:fill="solid" draw:fill-color="#255e91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698ed0" draw:opacity="100%" draw:stroke="solid" svg:stroke-width="0.02083in" svg:stroke-color="#ffffff" svg:stroke-opacity="100%"/>
    </style:style>
  </office:automatic-styles>
  <office:body>
    <office:chart>
      <chart:chart chart:class="chart:circle" svg:height="213.75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14"/>
          </chart:axis>
          <chart:axis chart:dimension="y"/>
          <chart:series chart:label-cell-address="local-table.$B$1" chart:values-cell-range-address="local-table.$B$2:.$B$1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2011</text:p>
            </table:table-cell>
            <table:table-cell office:value-type="float" office:value="31.341436464088375"/>
          </table:table-row>
          <table:table-row>
            <table:table-cell office:value-type="string">
              <text:p>2012</text:p>
            </table:table-cell>
            <table:table-cell office:value-type="float" office:value="31.262702702702668"/>
          </table:table-row>
          <table:table-row>
            <table:table-cell office:value-type="string">
              <text:p>2013</text:p>
            </table:table-cell>
            <table:table-cell office:value-type="float" office:value="31.456830601092896"/>
          </table:table-row>
          <table:table-row>
            <table:table-cell office:value-type="string">
              <text:p>2014</text:p>
            </table:table-cell>
            <table:table-cell office:value-type="float" office:value="31.413114754098363"/>
          </table:table-row>
          <table:table-row>
            <table:table-cell office:value-type="string">
              <text:p>2015</text:p>
            </table:table-cell>
            <table:table-cell office:value-type="float" office:value="31.617741935483853"/>
          </table:table-row>
          <table:table-row>
            <table:table-cell office:value-type="string">
              <text:p>2016</text:p>
            </table:table-cell>
            <table:table-cell office:value-type="float" office:value="31.78934426229506"/>
          </table:table-row>
          <table:table-row>
            <table:table-cell office:value-type="string">
              <text:p>2017</text:p>
            </table:table-cell>
            <table:table-cell office:value-type="float" office:value="29.964285714285715"/>
          </table:table-row>
          <table:table-row>
            <table:table-cell office:value-type="string">
              <text:p>2018</text:p>
            </table:table-cell>
            <table:table-cell office:value-type="float" office:value="32.056149732620348"/>
          </table:table-row>
          <table:table-row>
            <table:table-cell office:value-type="string">
              <text:p>2019</text:p>
            </table:table-cell>
            <table:table-cell office:value-type="float" office:value="31.700407608695642"/>
          </table:table-row>
          <table:table-row>
            <table:table-cell office:value-type="string">
              <text:p>2020</text:p>
            </table:table-cell>
            <table:table-cell office:value-type="float" office:value="32.877900552486189"/>
          </table:table-row>
          <table:table-row>
            <table:table-cell office:value-type="string">
              <text:p>2021</text:p>
            </table:table-cell>
            <table:table-cell office:value-type="float" office:value="31.634946236559156"/>
          </table:table-row>
          <table:table-row>
            <table:table-cell office:value-type="string">
              <text:p>2022</text:p>
            </table:table-cell>
            <table:table-cell office:value-type="float" office:value="33.013934426229504"/>
          </table:table-row>
          <table:table-row>
            <table:table-cell office:value-type="string">
              <text:p>2023</text:p>
            </table:table-cell>
            <table:table-cell office:value-type="float" office:value="33.580645161290306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